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ext-properties style:use-window-font-color="true" style:font-name="Arial"/>
    </style:style>
    <style:style style:name="ce8" style:family="table-cell" style:parent-style-name="Default">
      <style:table-cell-properties fo:background-color="transparent"/>
      <style:text-properties style:use-window-font-color="true" style:font-name="Arial"/>
    </style:style>
    <style:style style:name="ce9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13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ext-properties style:font-name="Arial" fo:font-style="italic" style:font-style-asian="italic" style:font-style-complex="italic"/>
    </style:style>
    <style:style style:name="ce15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1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9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7" style:family="table-cell" style:parent-style-name="Default">
      <style:text-properties style:font-name="Arial" fo:font-style="normal" style:font-style-asian="normal" style:font-style-complex="normal"/>
    </style:style>
    <style:style style:name="ce28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29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0" style:family="table-cell" style:parent-style-name="Default" style:data-style-name="N0">
      <style:table-cell-properties fo:background-color="#ffff99"/>
      <style:text-properties style:font-name="Arial"/>
    </style:style>
    <style:style style:name="ce31" style:family="table-cell" style:parent-style-name="Default" style:data-style-name="N0">
      <style:text-properties style:font-name="Arial"/>
    </style:style>
    <style:style style:name="ce32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3" style:family="table-cell" style:parent-style-name="Default" style:data-style-name="N0">
      <style:text-properties style:use-window-font-color="true"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style:use-window-font-color="true" style:font-name="Arial"/>
    </style:style>
    <style:style style:name="ce35" style:family="table-cell" style:parent-style-name="Default" style:data-style-name="N0">
      <style:table-cell-properties fo:background-color="transparent"/>
      <style:text-properties style:font-name="Arial"/>
    </style:style>
    <style:style style:name="ce36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1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2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#ffff99"/>
      <style:text-properties style:font-name="Arial"/>
    </style:style>
    <style:style style:name="ce44" style:family="table-cell" style:parent-style-name="Default" style:data-style-name="N1">
      <style:text-properties style:font-name="Arial"/>
    </style:style>
    <style:style style:name="ce45" style:family="table-cell" style:parent-style-name="Default" style:data-style-name="N1">
      <style:text-properties style:use-window-font-color="true" style:font-name="Arial"/>
    </style:style>
    <style:style style:name="ce46" style:family="table-cell" style:parent-style-name="Default" style:data-style-name="N1">
      <style:text-properties style:use-window-font-color="true" style:font-name="Arial" fo:font-style="normal" style:font-style-asian="normal" style:font-style-complex="normal"/>
    </style:style>
    <style:style style:name="ce47" style:family="table-cell" style:parent-style-name="Default" style:data-style-name="N1">
      <style:text-properties style:use-window-font-color="true" style:font-name="Arial" fo:font-style="italic" style:font-style-asian="italic" style:font-style-complex="italic"/>
    </style:style>
    <style:style style:name="ce48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49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1" style:family="table-cell" style:parent-style-name="Default" style:data-style-name="N1">
      <style:table-cell-properties fo:background-color="transparent"/>
      <style:text-properties style:font-name="Arial"/>
    </style:style>
    <style:style style:name="ce52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56" style:family="table-cell" style:parent-style-name="Default">
      <style:text-properties style:font-name="Arial" fo:font-weight="bold" style:font-weight-asian="bold" style:font-weight-complex="bold"/>
    </style:style>
    <style:style style:name="ce57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59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0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3" style:family="table-cell" style:parent-style-name="Default">
      <style:text-properties style:font-name="Arial" fo:font-size="10pt" style:font-size-asian="10pt" style:font-size-complex="10pt"/>
    </style:style>
    <style:style style:name="ce6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6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67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#83caff"/>
      <style:text-properties style:font-name="Arial"/>
    </style:style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/>
          </table:table-cell>
          <table:table-cell table:formula="of:=[.E2]*[.B2]" office:value-type="float" office:value="857.5" calcext:value-type="float">
            <text:p/>
          </table:table-cell>
          <table:table-cell table:formula="of:=[.F2]/1000" office:value-type="float" office:value="0.8575" calcext:value-type="float">
            <text:p/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/>
          </table:table-cell>
          <table:table-cell table:formula="of:=[.E3]*[.B3]" office:value-type="float" office:value="8069.08242424242" calcext:value-type="float">
            <text:p/>
          </table:table-cell>
          <table:table-cell table:formula="of:=[.F3]/1000" office:value-type="float" office:value="8.06908242424242" calcext:value-type="float">
            <text:p/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/>
          </table:table-cell>
          <table:table-cell table:formula="of:=[.E4]*[.B4]" office:value-type="float" office:value="12654.7426923077" calcext:value-type="float">
            <text:p/>
          </table:table-cell>
          <table:table-cell table:formula="of:=[.F4]/1000" office:value-type="float" office:value="12.6547426923077" calcext:value-type="float">
            <text:p/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/>
          </table:table-cell>
          <table:table-cell table:formula="of:=[.E5]*[.B5]" office:value-type="float" office:value="14493.2953846154" calcext:value-type="float">
            <text:p/>
          </table:table-cell>
          <table:table-cell table:formula="of:=[.F5]/1000" office:value-type="float" office:value="14.4932953846154" calcext:value-type="float">
            <text:p/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/>
          </table:table-cell>
          <table:table-cell table:formula="of:=[.E6]*[.B6]" office:value-type="float" office:value="14381.2593477218" calcext:value-type="float">
            <text:p/>
          </table:table-cell>
          <table:table-cell table:formula="of:=[.F6]/1000" office:value-type="float" office:value="14.3812593477218" calcext:value-type="float">
            <text:p/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/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/>
          </table:table-cell>
          <table:table-cell table:formula="of:=[.E7]*[.B7]" office:value-type="float" office:value="16229.4037458034" calcext:value-type="float">
            <text:p/>
          </table:table-cell>
          <table:table-cell table:formula="of:=[.F7]/1000" office:value-type="float" office:value="16.2294037458034" calcext:value-type="float">
            <text:p/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/>
          </table:table-cell>
          <table:table-cell table:formula="of:=[.A2]*9.81" office:value-type="float" office:value="34335" calcext:value-type="float">
            <text:p/>
          </table:table-cell>
          <table:table-cell table:formula="of:=[.D2]/[.C2]" office:value-type="float" office:value="38.4060402684564" calcext:value-type="float">
            <text:p/>
          </table:table-cell>
          <table:table-cell table:formula="of:=[.E2]*[.B2]" office:value-type="float" office:value="858.375" calcext:value-type="float">
            <text:p/>
          </table:table-cell>
          <table:table-cell table:formula="of:=[.F2]/1000" office:value-type="float" office:value="0.858375" calcext:value-type="float">
            <text:p/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/>
          </table:table-cell>
          <table:table-cell table:formula="of:=[.A3]*9.81" office:value-type="float" office:value="101043" calcext:value-type="float">
            <text:p/>
          </table:table-cell>
          <table:table-cell table:formula="of:=[.D3]/[.C3]" office:value-type="float" office:value="306.190909090909" calcext:value-type="float">
            <text:p/>
          </table:table-cell>
          <table:table-cell table:formula="of:=[.E3]*[.B3]" office:value-type="float" office:value="8077.31618181818" calcext:value-type="float">
            <text:p/>
          </table:table-cell>
          <table:table-cell table:formula="of:=[.F3]/1000" office:value-type="float" office:value="8.07731618181818" calcext:value-type="float">
            <text:p/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/>
          </table:table-cell>
          <table:table-cell table:formula="of:=[.A4]*9.81" office:value-type="float" office:value="147836.7" calcext:value-type="float">
            <text:p/>
          </table:table-cell>
          <table:table-cell table:formula="of:=[.D4]/[.C4]" office:value-type="float" office:value="406.14478021978" calcext:value-type="float">
            <text:p/>
          </table:table-cell>
          <table:table-cell table:formula="of:=[.E4]*[.B4]" office:value-type="float" office:value="12667.6556950549" calcext:value-type="float">
            <text:p/>
          </table:table-cell>
          <table:table-cell table:formula="of:=[.F4]/1000" office:value-type="float" office:value="12.6676556950549" calcext:value-type="float">
            <text:p/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/>
          </table:table-cell>
          <table:table-cell table:formula="of:=[.A5]*9.81" office:value-type="float" office:value="190510.2" calcext:value-type="float">
            <text:p/>
          </table:table-cell>
          <table:table-cell table:formula="of:=[.D5]/[.C5]" office:value-type="float" office:value="523.37967032967" calcext:value-type="float">
            <text:p/>
          </table:table-cell>
          <table:table-cell table:formula="of:=[.E5]*[.B5]" office:value-type="float" office:value="14508.0844615385" calcext:value-type="float">
            <text:p/>
          </table:table-cell>
          <table:table-cell table:formula="of:=[.F5]/1000" office:value-type="float" office:value="14.5080844615385" calcext:value-type="float">
            <text:p/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/>
          </table:table-cell>
          <table:table-cell table:formula="of:=[.A6]*9.81" office:value-type="float" office:value="571452.12" calcext:value-type="float">
            <text:p/>
          </table:table-cell>
          <table:table-cell table:formula="of:=[.D6]/[.C6]" office:value-type="float" office:value="685.194388489209" calcext:value-type="float">
            <text:p/>
          </table:table-cell>
          <table:table-cell table:formula="of:=[.E6]*[.B6]" office:value-type="float" office:value="14395.9341021583" calcext:value-type="float">
            <text:p/>
          </table:table-cell>
          <table:table-cell table:formula="of:=[.F6]/1000" office:value-type="float" office:value="14.3959341021583" calcext:value-type="float">
            <text:p/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/>
          </table:table-cell>
          <table:table-cell table:formula="of:=[.A7]*9.81" office:value-type="float" office:value="644889.78" calcext:value-type="float">
            <text:p/>
          </table:table-cell>
          <table:table-cell table:formula="of:=[.D7]/[.C7]" office:value-type="float" office:value="773.249136690648" calcext:value-type="float">
            <text:p/>
          </table:table-cell>
          <table:table-cell table:formula="of:=[.E7]*[.B7]" office:value-type="float" office:value="16245.9643618705" calcext:value-type="float">
            <text:p/>
          </table:table-cell>
          <table:table-cell table:formula="of:=[.F7]/1000" office:value-type="float" office:value="16.2459643618705" calcext:value-type="float">
            <text:p/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/>
          </table:table-cell>
          <table:table-cell table:formula="of:=[.D8]/[.C8]" office:value-type="float" office:value="1130.8968" calcext:value-type="float">
            <text:p/>
          </table:table-cell>
          <table:table-cell table:formula="of:=[.E8]*[.B8]" office:value-type="float" office:value="45495.978264" calcext:value-type="float">
            <text:p/>
          </table:table-cell>
          <table:table-cell table:formula="of:=[.F8]/1000" office:value-type="float" office:value="45.495978264" calcext:value-type="float">
            <text:p/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/>
          </table:table-cell>
          <table:table-cell table:formula="of:=[.D9]/[.C9]" office:value-type="float" office:value="515.5155" calcext:value-type="float">
            <text:p/>
          </table:table-cell>
          <table:table-cell table:formula="of:=[.E9]*[.B9]" office:value-type="float" office:value="2460.039966" calcext:value-type="float">
            <text:p/>
          </table:table-cell>
          <table:table-cell table:formula="of:=[.F9]/1000" office:value-type="float" office:value="2.460039966" calcext:value-type="float">
            <text:p/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/>
          </table:table-cell>
          <table:table-cell table:formula="of:=[.D10]/[.C10]" office:value-type="float" office:value="1323.57142857143" calcext:value-type="float">
            <text:p/>
          </table:table-cell>
          <table:table-cell table:formula="of:=[.E10]*[.B10]" office:value-type="float" office:value="7692.59714285714" calcext:value-type="float">
            <text:p/>
          </table:table-cell>
          <table:table-cell table:formula="of:=[.F10]/1000" office:value-type="float" office:value="7.69259714285714" calcext:value-type="float">
            <text:p/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/>
          </table:table-cell>
          <table:table-cell table:formula="of:=[.D11]/[.C11]" office:value-type="float" office:value="2648.7" calcext:value-type="float">
            <text:p/>
          </table:table-cell>
          <table:table-cell table:formula="of:=[.E11]*[.B11]" office:value-type="float" office:value="121130.3484" calcext:value-type="float">
            <text:p/>
          </table:table-cell>
          <table:table-cell table:formula="of:=[.F11]/1000" office:value-type="float" office:value="121.1303484" calcext:value-type="float">
            <text:p/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/>
          </table:table-cell>
          <table:table-cell table:formula="of:=[.D12]/[.C12]" office:value-type="float" office:value="2648.7" calcext:value-type="float">
            <text:p/>
          </table:table-cell>
          <table:table-cell table:formula="of:=[.E12]*[.B12]" office:value-type="float" office:value="108941.031" calcext:value-type="float">
            <text:p/>
          </table:table-cell>
          <table:table-cell table:formula="of:=[.F12]/1000" office:value-type="float" office:value="108.941031" calcext:value-type="float">
            <text:p/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/>
          </table:table-cell>
          <table:table-cell table:formula="of:=[.D13]/[.C13]" office:value-type="float" office:value="2766.0276" calcext:value-type="float">
            <text:p/>
          </table:table-cell>
          <table:table-cell table:formula="of:=[.E13]*[.B13]" office:value-type="float" office:value="155810.334708" calcext:value-type="float">
            <text:p/>
          </table:table-cell>
          <table:table-cell table:formula="of:=[.F13]/1000" office:value-type="float" office:value="155.810334708" calcext:value-type="float">
            <text:p/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/>
          </table:table-cell>
          <table:table-cell table:formula="of:=[.D14]/[.C14]" office:value-type="float" office:value="3691.80790540541" calcext:value-type="float">
            <text:p/>
          </table:table-cell>
          <table:table-cell table:formula="of:=[.E14]*[.B14]" office:value-type="float" office:value="80998.2654445946" calcext:value-type="float">
            <text:p/>
          </table:table-cell>
          <table:table-cell table:formula="of:=[.F14]/1000" office:value-type="float" office:value="80.9982654445946" calcext:value-type="float">
            <text:p/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/>
          </table:table-cell>
          <table:table-cell table:formula="of:=[.D15]/[.C15]" office:value-type="float" office:value="5779.071" calcext:value-type="float">
            <text:p/>
          </table:table-cell>
          <table:table-cell table:formula="of:=[.E15]*[.B15]" office:value-type="float" office:value="175683.7584" calcext:value-type="float">
            <text:p/>
          </table:table-cell>
          <table:table-cell table:formula="of:=[.F15]/1000" office:value-type="float" office:value="175.6837584" calcext:value-type="float">
            <text:p/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/>
          </table:table-cell>
          <table:table-cell table:formula="of:=[.D16]/[.C16]" office:value-type="float" office:value="4436.54494382023" calcext:value-type="float">
            <text:p/>
          </table:table-cell>
          <table:table-cell table:formula="of:=[.E16]*[.B16]" office:value-type="float" office:value="113043.165168539" calcext:value-type="float">
            <text:p/>
          </table:table-cell>
          <table:table-cell table:formula="of:=[.F16]/1000" office:value-type="float" office:value="113.043165168539" calcext:value-type="float">
            <text:p/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/>
          </table:table-cell>
          <table:table-cell table:formula="of:=[.D17]/[.C17]" office:value-type="float" office:value="3291.255" calcext:value-type="float">
            <text:p/>
          </table:table-cell>
          <table:table-cell table:formula="of:=[.E17]*[.B17]" office:value-type="float" office:value="108874.7154" calcext:value-type="float">
            <text:p/>
          </table:table-cell>
          <table:table-cell table:formula="of:=[.F17]/1000" office:value-type="float" office:value="108.8747154" calcext:value-type="float">
            <text:p/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1"/>
        <table:table-column table:style-name="co15" table:default-cell-style-name="ce44"/>
        <table:table-column table:style-name="co16" table:default-cell-style-name="ce44"/>
        <table:table-column table:style-name="co17" table:default-cell-style-name="ce5"/>
        <table:table-column table:style-name="co18" table:default-cell-style-name="ce5"/>
        <table:table-column table:style-name="co19" table:default-cell-style-name="ce63"/>
        <table:table-column table:style-name="co1" table:number-columns-repeated="1013" table:default-cell-style-name="ce5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ate (sq. ft.)</text:p>
          </table:table-cell>
          <table:table-cell table:style-name="ce2" office:value-type="string" calcext:value-type="string">
            <text:p>Heating area (sq. ft.)</text:p>
          </table:table-cell>
          <table:table-cell table:style-name="ce2" office:value-type="string" calcext:value-type="string">
            <text:p>Pressure (psi)</text:p>
          </table:table-cell>
          <table:table-cell table:style-name="ce28" office:value-type="string" calcext:value-type="string">
            <text:p>TE (kN)</text:p>
          </table:table-cell>
          <table:table-cell table:style-name="ce41" office:value-type="string" calcext:value-type="string">
            <text:p>Power (kW)</text:p>
          </table:table-cell>
          <table:table-cell table:style-name="ce41" office:value-type="string" calcext:value-type="string">
            <text:p>Factor</text:p>
          </table:table-cell>
          <table:table-cell table:style-name="ce2" office:value-type="string" calcext:value-type="string">
            <text:p>Compound</text:p>
          </table:table-cell>
          <table:table-cell table:style-name="ce2" office:value-type="string" calcext:value-type="string">
            <text:p>Sup. Surface</text:p>
          </table:table-cell>
          <table:table-cell table:style-name="ce60" office:value-type="string" calcext:value-type="string">
            <text:p>Reference</text:p>
          </table:table-cell>
          <table:table-cell table:style-name="ce75" table:number-columns-repeated="1011"/>
          <table:table-cell table:number-columns-repeated="2"/>
        </table:table-row>
        <table:table-row table:style-name="ro1">
          <table:table-cell table:style-name="ce3" office:value-type="float" office:value="1825" calcext:value-type="float">
            <text:p>1825</text:p>
          </table:table-cell>
          <table:table-cell table:style-name="ce3" office:value-type="string" calcext:value-type="string">
            <text:p>SDR Locomotion</text:p>
          </table:table-cell>
          <table:table-cell table:style-name="ce9" office:value-type="string" calcext:value-type="string">
            <text:p>Not availabl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0" calcext:value-type="float">
            <text:p>50</text:p>
          </table:table-cell>
          <table:table-cell table:style-name="ce29" office:value-type="float" office:value="5" calcext:value-type="float">
            <text:p>5</text:p>
          </table:table-cell>
          <table:table-cell table:style-name="ce42" table:formula="of:=[.H2]/[.F2]" office:value-type="float" office:value="4.18148820326679" calcext:value-type="float">
            <text:p/>
          </table:table-cell>
          <table:table-cell table:formula="of:=([.H3]/[.D3])*[.D2]" office:value-type="float" office:value="20.907441016333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table:style-name="ce4" office:value-type="string" calcext:value-type="string">
            <text:p>LMR Rocket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37.75" calcext:value-type="float">
            <text:p>137.75</text:p>
          </table:table-cell>
          <table:table-cell table:style-name="ce4" office:value-type="float" office:value="50" calcext:value-type="float">
            <text:p>50</text:p>
          </table:table-cell>
          <table:table-cell table:style-name="ce30" office:value-type="float" office:value="4" calcext:value-type="float">
            <text:p>4</text:p>
          </table:table-cell>
          <table:table-cell table:style-name="ce43" office:value-type="float" office:value="12" calcext:value-type="float">
            <text:p>12</text:p>
          </table:table-cell>
          <table:table-cell table:style-name="ce43" table:formula="of:=[.F3]*[.G3]" office:value-type="float" office:value="48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2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2" table:formula="of:=[.H4]/[.F5]" office:value-type="float" office:value="10.2857142857143" calcext:value-type="float">
            <text:p/>
          </table:table-cell>
          <table:table-cell table:formula="of:=[.F5]*[.G5]" office:value-type="float" office:value="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 calcext:value-type="float">
            <text:p>1833</text:p>
          </table:table-cell>
          <table:table-cell table:style-name="ce4" office:value-type="string" calcext:value-type="string">
            <text:p>LMR Patente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3" office:value-type="float" office:value="37" calcext:value-type="float">
            <text:p>37</text:p>
          </table:table-cell>
          <table:table-cell table:style-name="ce43" table:formula="of:=[.F6]*[.G6]" office:value-type="float" office:value="185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 calcext:value-type="float">
            <text:p>1837</text:p>
          </table:table-cell>
          <table:table-cell table:style-name="ce6" office:value-type="string" calcext:value-type="string">
            <text:p>LMR Lion</text:p>
          </table:table-cell>
          <table:table-cell table:number-columns-repeated="3" table:style-name="ce9" office:value-type="string" calcext:value-type="string">
            <text:p>Not available</text:p>
          </table:table-cell>
          <table:table-cell table:style-name="ce32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/>
          </table:table-cell>
          <table:table-cell table:style-name="ce50" office:value-type="float" office:value="250" calcext:value-type="float">
            <text:p>25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9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/>
          </table:table-cell>
          <table:table-cell table:style-name="ce50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7" office:value-type="float" office:value="1843" calcext:value-type="float">
            <text:p>1843</text:p>
          </table:table-cell>
          <table:table-cell table:style-name="ce7" office:value-type="string" calcext:value-type="string">
            <text:p>L&amp;BR 2-4-0T (early)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1" office:value-type="float" office:value="60" calcext:value-type="float">
            <text:p>60</text:p>
          </table:table-cell>
          <table:table-cell table:style-name="ce33" office:value-type="float" office:value="12" calcext:value-type="float">
            <text:p>12</text:p>
          </table:table-cell>
          <table:table-cell table:style-name="ce45" table:formula="of:=[.H9]/[.F9]" office:value-type="float" office:value="33.3333333333333" calcext:value-type="float">
            <text:p/>
          </table:table-cell>
          <table:table-cell table:style-name="ce54" office:value-type="float" office:value="400" calcext:value-type="float">
            <text:p>4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5" office:value-type="string" calcext:value-type="string">
            <text:p>None</text:p>
          </table:table-cell>
          <table:table-cell table:style-name="ce7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/>
          </table:table-cell>
          <table:table-cell table:style-name="ce50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table:style-name="ce4" office:value-type="string" calcext:value-type="string">
            <text:p>LNWR Crewe type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0" office:value-type="float" office:value="15" calcext:value-type="float">
            <text:p>15</text:p>
          </table:table-cell>
          <table:table-cell table:style-name="ce43" office:value-type="float" office:value="83" calcext:value-type="float">
            <text:p>83</text:p>
          </table:table-cell>
          <table:table-cell table:style-name="ce43" table:formula="of:=[.G11]*[.F11]" office:value-type="float" office:value="1245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LBSC Jenny Lind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8" calcext:value-type="float">
            <text:p>28</text:p>
          </table:table-cell>
          <table:table-cell table:style-name="ce43" office:value-type="float" office:value="98" calcext:value-type="float">
            <text:p>98</text:p>
          </table:table-cell>
          <table:table-cell table:style-name="ce43" table:formula="of:=[.G12]*[.F12]" office:value-type="float" office:value="2744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table:style-name="ce4" office:value-type="string" calcext:value-type="string">
            <text:p>MR Crampton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0" office:value-type="float" office:value="21" calcext:value-type="float">
            <text:p>21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table:formula="of:=[.G13]*[.F13]" office:value-type="float" office:value="294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/>
          </table:table-cell>
          <table:table-cell table:formula="of:=[.H13]/([.D13]*[.C13]) * ([.C14]*[.D14])" office:value-type="float" office:value="2423.5711092143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LBSCR Sharp well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5" office:value-type="float" office:value="120" calcext:value-type="float">
            <text:p>120</text:p>
          </table:table-cell>
          <table:table-cell table:style-name="ce34" office:value-type="float" office:value="27" calcext:value-type="float">
            <text:p>27</text:p>
          </table:table-cell>
          <table:table-cell table:style-name="ce46" table:formula="of:=[.H15]/[.F15]" office:value-type="float" office:value="77.7777777777778" calcext:value-type="float">
            <text:p/>
          </table:table-cell>
          <table:table-cell table:style-name="ce47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table:style-name="ce4" office:value-type="string" calcext:value-type="string">
            <text:p>LNWR Bloomer</text:p>
          </table:table-cell>
          <table:table-cell table:style-name="ce10" office:value-type="string" calcext:value-type="string">
            <text:p>Not available</text:p>
          </table:table-cell>
          <table:table-cell table:style-name="ce4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0" office:value-type="float" office:value="26" calcext:value-type="float">
            <text:p>26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table:formula="of:=[.G16]*[.F16]" office:value-type="float" office:value="416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/>
          </table:table-cell>
          <table:table-cell table:style-name="ce49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1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BSCR (later) 2-2-2WT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.H18]/[.F18]" office:value-type="float" office:value="100" calcext:value-type="float">
            <text:p/>
          </table:table-cell>
          <table:table-cell table:style-name="ce47" office:value-type="float" office:value="2500" calcext:value-type="float">
            <text:p>2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7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9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/>
          </table:table-cell>
          <table:table-cell table:formula="of:=([.H12]*[.D19]/[.D12])" office:value-type="float" office:value="3700.9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4" calcext:value-type="float">
            <text:p>1854</text:p>
          </table:table-cell>
          <table:table-cell table:style-name="ce7" office:value-type="string" calcext:value-type="string">
            <text:p>LBSCR Croydon Engines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3" office:value-type="float" office:value="30" calcext:value-type="float">
            <text:p>30</text:p>
          </table:table-cell>
          <table:table-cell table:style-name="ce45" table:formula="of:=[.H20]/[.F20]" office:value-type="float" office:value="116.666666666667" calcext:value-type="float">
            <text:p/>
          </table:table-cell>
          <table:table-cell table:style-name="ce47" office:value-type="float" office:value="3500" calcext:value-type="float">
            <text:p>3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9" office:value-type="string" calcext:value-type="string">
            <text:p>Not available</text:p>
          </table:table-cell>
          <table:table-cell table:style-name="ce14" office:value-type="float" office:value="675" calcext:value-type="float">
            <text:p>675</text:p>
          </table:table-cell>
          <table:table-cell table:style-name="ce14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/>
          </table:table-cell>
          <table:table-cell table:formula="of:=(([.H11]*[.D21]/[.D11]) + ([.H13]*[.D21]/[.D13])) / 2" office:value-type="float" office:value="1526.9701298080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mixed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5" calcext:value-type="float">
            <text:p>35</text:p>
          </table:table-cell>
          <table:table-cell table:style-name="ce47" table:formula="of:=[.H22]/[.F22]" office:value-type="float" office:value="102.857142857143" calcext:value-type="float">
            <text:p/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passenger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25" calcext:value-type="float">
            <text:p>25</text:p>
          </table:table-cell>
          <table:table-cell table:style-name="ce47" table:formula="of:=[.H23]/[.F23]" office:value-type="float" office:value="144" calcext:value-type="float">
            <text:p/>
          </table:table-cell>
          <table:table-cell table:style-name="ce47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0-4-2ST</text:p>
          </table:table-cell>
          <table:table-cell table:style-name="ce9" office:value-type="string" calcext:value-type="string">
            <text:p>Not available</text:p>
          </table:table-cell>
          <table:table-cell table:style-name="ce11" office:value-type="float" office:value="859" calcext:value-type="float">
            <text:p>859</text:p>
          </table:table-cell>
          <table:table-cell table:style-name="ce12" office:value-type="float" office:value="110" calcext:value-type="float">
            <text:p>110</text:p>
          </table:table-cell>
          <table:table-cell table:style-name="ce34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/>
          </table:table-cell>
          <table:table-cell table:formula="of:=(([.H13]*[.D24]/[.D13]) + ([.H11]*[.D24]/[.D11])) /2" office:value-type="float" office:value="1943.2108763038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4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5]/[.F25]" office:value-type="float" office:value="155.555555555556" calcext:value-type="float">
            <text:p/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6]/[.F26]" office:value-type="float" office:value="69.1360295722911" calcext:value-type="float">
            <text:p/>
          </table:table-cell>
          <table:table-cell table:formula="of:=([.H21]/([.D14]*[.C14]) * ([.C26]*[.D26]) * [.E26]) /[.E14]" office:value-type="float" office:value="3456.80147861455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West End (experimental) tank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12" office:value-type="float" office:value="120" calcext:value-type="float">
            <text:p>120</text:p>
          </table:table-cell>
          <table:table-cell table:style-name="ce34" office:value-type="float" office:value="32" calcext:value-type="float">
            <text:p>32</text:p>
          </table:table-cell>
          <table:table-cell table:style-name="ce45" table:formula="of:=[.H27]/[.F27]" office:value-type="float" office:value="93.75" calcext:value-type="float">
            <text:p/>
          </table:table-cell>
          <table:table-cell table:style-name="ce47" office:value-type="float" office:value="3000" calcext:value-type="float">
            <text:p>30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LBSCR Small goods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880" calcext:value-type="float">
            <text:p>88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7" calcext:value-type="float">
            <text:p>47</text:p>
          </table:table-cell>
          <table:table-cell table:style-name="ce45" table:formula="of:=[.H28]/[.F28]" office:value-type="float" office:value="39.7058325835466" calcext:value-type="float">
            <text:p/>
          </table:table-cell>
          <table:table-cell table:style-name="ce45" table:formula="of:=([.H26]/([.D26]*[.C26]) * ([.C28]*[.D28]) * [.E28]) /[.E26]" office:value-type="float" office:value="1866.17413142669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9" calcext:value-type="float">
            <text:p>1859</text:p>
          </table:table-cell>
          <table:table-cell table:style-name="ce4" office:value-type="string" calcext:value-type="string">
            <text:p>LNWR Problem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float" office:value="120" calcext:value-type="float">
            <text:p>12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table:formula="of:=[.G29]*[.F29]" office:value-type="float" office:value="4671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4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9" office:value-type="float" office:value="10" calcext:value-type="float">
            <text:p>10</text:p>
          </table:table-cell>
          <table:table-cell table:style-name="ce14" office:value-type="float" office:value="850" calcext:value-type="float">
            <text:p>850</text:p>
          </table:table-cell>
          <table:table-cell table:style-name="ce14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0]/[.F30]" office:value-type="float" office:value="83.6839529404623" calcext:value-type="float">
            <text:p/>
          </table:table-cell>
          <table:table-cell table:formula="of:=([.H29]/([.D29]*[.C29]) * ([.C30]*[.D30]) * [.E30]) /[.E29]" office:value-type="float" office:value="2426.8346352734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LBSCR standard passenger</text:p>
          </table:table-cell>
          <table:table-cell table:style-name="ce13" office:value-type="float" office:value="14.96" calcext:value-type="float">
            <text:p>14.96</text:p>
          </table:table-cell>
          <table:table-cell table:style-name="ce15" office:value-type="float" office:value="1004" calcext:value-type="float">
            <text:p>1004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27" calcext:value-type="float">
            <text:p>27</text:p>
          </table:table-cell>
          <table:table-cell table:style-name="ce45" table:formula="of:=[.H31]/[.F31]" office:value-type="float" office:value="172.061976422456" calcext:value-type="float">
            <text:p/>
          </table:table-cell>
          <table:table-cell table:style-name="ce45" table:formula="of:=([.H29]/([.D29]*[.C29]) * ([.C31]*[.D31]) * [.E31]) /[.E29]" office:value-type="float" office:value="4645.6733634063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table:style-name="ce4" office:value-type="string" calcext:value-type="string">
            <text:p>FR George Englan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5" calcext:value-type="float">
            <text:p>155</text:p>
          </table:table-cell>
          <table:table-cell table:style-name="ce4" office:value-type="float" office:value="130" calcext:value-type="float">
            <text:p>130</text:p>
          </table:table-cell>
          <table:table-cell table:style-name="ce30" office:value-type="float" office:value="17" calcext:value-type="float">
            <text:p>17</text:p>
          </table:table-cell>
          <table:table-cell table:style-name="ce48" office:value-type="float" office:value="14" calcext:value-type="float">
            <text:p>14</text:p>
          </table:table-cell>
          <table:table-cell table:style-name="ce43" table:formula="of:=[.G32]*[.F32]" office:value-type="float" office:value="238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3]/[.F33]" office:value-type="float" office:value="120.608922873803" calcext:value-type="float">
            <text:p/>
          </table:table-cell>
          <table:table-cell table:formula="of:=[.H29]/([.D29]*[.C29]) * ([.C33]*[.D33])" office:value-type="float" office:value="4703.7479920783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4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4" office:value-type="float" office:value="27.5" calcext:value-type="float">
            <text:p>27.5</text:p>
          </table:table-cell>
          <table:table-cell table:style-name="ce14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4]/[.F34]" office:value-type="float" office:value="115.172758525328" calcext:value-type="float">
            <text:p/>
          </table:table-cell>
          <table:table-cell table:formula="of:=([.H26]/([.D26]*[.C26]) * ([.C34]*[.D34]) * [.E34]) /[.E26]" office:value-type="float" office:value="5758.6379262663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Crystal Palace tank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float" office:value="859" calcext:value-type="float">
            <text:p>859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7" calcext:value-type="float">
            <text:p>37</text:p>
          </table:table-cell>
          <table:table-cell table:style-name="ce45" table:formula="of:=[.H35]/[.F35]" office:value-type="float" office:value="100.531656918223" calcext:value-type="float">
            <text:p/>
          </table:table-cell>
          <table:table-cell table:style-name="ce45" table:formula="of:=([.H29]/([.D29]*[.C29]) * ([.C35]*[.D35]) * [.E35]) /[.E29]" office:value-type="float" office:value="3719.6713059742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Standard Goods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73" calcext:value-type="float">
            <text:p>127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.H36]/[.F36]" office:value-type="float" office:value="125.281552876104" calcext:value-type="float">
            <text:p/>
          </table:table-cell>
          <table:table-cell table:style-name="ce45" table:formula="of:=([.H41]/([.D41]*[.C41]) * ([.C36]*[.D36]) * [.E36]) /[.E41]" office:value-type="float" office:value="5512.38832654857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7]/[.F37]" office:value-type="float" office:value="129.159266303066" calcext:value-type="float">
            <text:p/>
          </table:table-cell>
          <table:table-cell table:formula="of:=([.H30]/([.D30]*[.C30]) * ([.C37]*[.D37]) * [.E37]) /[.E30]" office:value-type="float" office:value="5424.6891847287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4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8]/[.F38]" office:value-type="float" office:value="168.175939169448" calcext:value-type="float">
            <text:p/>
          </table:table-cell>
          <table:table-cell table:formula="of:=([.H41]/([.D41]*[.C41]) * ([.C38]*[.D38]) * [.E38]) /[.E41]" office:value-type="float" office:value="6054.3338101001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6'6 single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1023" calcext:value-type="float">
            <text:p>1023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0" calcext:value-type="float">
            <text:p>30</text:p>
          </table:table-cell>
          <table:table-cell table:style-name="ce45" table:formula="of:=[.H39]/[.F39]" office:value-type="float" office:value="168.518516001867" calcext:value-type="float">
            <text:p/>
          </table:table-cell>
          <table:table-cell table:style-name="ce45" table:formula="of:=([.H44]/([.D44]*[.C44]) * ([.C39]*[.D39]) * [.E39]) /[.E44]" office:value-type="float" office:value="5055.5554800560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small single</text:p>
          </table:table-cell>
          <table:table-cell table:style-name="ce12" office:value-type="float" office:value="13" calcext:value-type="float">
            <text:p>13</text:p>
          </table:table-cell>
          <table:table-cell table:style-name="ce7" office:value-type="float" office:value="960" calcext:value-type="float">
            <text:p>960</text:p>
          </table:table-cell>
          <table:table-cell table:style-name="ce12" office:value-type="float" office:value="130" calcext:value-type="float">
            <text:p>130</text:p>
          </table:table-cell>
          <table:table-cell table:style-name="ce34" office:value-type="float" office:value="31" calcext:value-type="float">
            <text:p>31</text:p>
          </table:table-cell>
          <table:table-cell table:style-name="ce45" table:formula="of:=[.H40]/[.F40]" office:value-type="float" office:value="144.691640402357" calcext:value-type="float">
            <text:p/>
          </table:table-cell>
          <table:table-cell table:style-name="ce45" table:formula="of:=([.H44]/([.D44]*[.C44]) * ([.C40]*[.D40]) * [.E40]) /[.E44]" office:value-type="float" office:value="4485.4408524730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1]/[.F41]" office:value-type="float" office:value="139.00753513501" calcext:value-type="float">
            <text:p/>
          </table:table-cell>
          <table:table-cell table:formula="of:=([.H33]/([.D33]*[.C33]) * ([.C41]*[.D41]) * [.E41]) /[.E33]" office:value-type="float" office:value="5282.2863351303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2]/[.F42]" office:value-type="float" office:value="151.826901504784" calcext:value-type="float">
            <text:p/>
          </table:table-cell>
          <table:table-cell table:formula="of:=(([.H34]/([.D34]*[.C34])*([.C42]*[.D42])*[.E42])/[.E34])+(([.H49]/([.D49]*[.C49])*([.C42]*[.D42])*[.E42])/[.E49])/2" office:value-type="float" office:value="5465.7684541722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4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3]/[.F43]" office:value-type="float" office:value="77.3417083891025" calcext:value-type="float">
            <text:p/>
          </table:table-cell>
          <table:table-cell table:formula="of:=((([.H42]/([.D42]*[.C42]) * ([.C43]*[.D43]) * [.E43]) /[.E42]) + (([.H42]/([.D42]*[.C42]) * ([.C43]*[.D43])))) / 2" office:value-type="float" office:value="4331.1356697897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LBSCR Victoria</text:p>
          </table:table-cell>
          <table:table-cell table:style-name="ce12" office:value-type="float" office:value="15.2" calcext:value-type="float">
            <text:p>15.2</text:p>
          </table:table-cell>
          <table:table-cell table:style-name="ce12" office:value-type="float" office:value="1084" calcext:value-type="float">
            <text:p>1084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38" calcext:value-type="float">
            <text:p>38</text:p>
          </table:table-cell>
          <table:table-cell table:style-name="ce45" table:formula="of:=[.H44]/[.F44]" office:value-type="float" office:value="167.828033474189" calcext:value-type="float">
            <text:p/>
          </table:table-cell>
          <table:table-cell table:style-name="ce45" table:formula="of:=([.H42]/([.D42]*[.C42]) * ([.C44]*[.D44]) * [.E44]) /[.E42]" office:value-type="float" office:value="6377.46527201918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Metropolitan Burnett tank</text:p>
          </table:table-cell>
          <table:table-cell table:style-name="ce15" office:value-type="float" office:value="22.5" calcext:value-type="float">
            <text:p>22.5</text:p>
          </table:table-cell>
          <table:table-cell table:style-name="ce15" office:value-type="float" office:value="1132" calcext:value-type="float">
            <text:p>1132</text:p>
          </table:table-cell>
          <table:table-cell table:style-name="ce15" office:value-type="float" office:value="130" calcext:value-type="float">
            <text:p>130</text:p>
          </table:table-cell>
          <table:table-cell table:style-name="ce34" office:value-type="float" office:value="54" calcext:value-type="float">
            <text:p>54</text:p>
          </table:table-cell>
          <table:table-cell table:style-name="ce45" table:formula="of:=[.H45]/[.F45]" office:value-type="float" office:value="145.887657241354" calcext:value-type="float">
            <text:p/>
          </table:table-cell>
          <table:table-cell table:style-name="ce45" table:formula="of:=([.H29]/([.D29]*[.C29]) * ([.C45]*[.D45]) * [.E45]) /[.E29]" office:value-type="float" office:value="7877.93349103312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Ahrons p. 174. As modified by Taff Vale, or else TE is insane.</text:p>
          </table:table-cell>
          <table:table-cell table:style-name="ce7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6]/[.F46]" office:value-type="float" office:value="151.521115801749" calcext:value-type="float">
            <text:p/>
          </table:table-cell>
          <table:table-cell table:formula="of:=([.H49]/([.D49]*[.C49]) * ([.C46]*[.D46]) * [.E46]) /[.E49]" office:value-type="float" office:value="8030.6191374927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7]/[.F47]" office:value-type="float" office:value="141.509433962264" calcext:value-type="float">
            <text:p/>
          </table:table-cell>
          <table:table-cell table:style-name="ce49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7" office:value-type="float" office:value="1869" calcext:value-type="float">
            <text:p>1869</text:p>
          </table:table-cell>
          <table:table-cell table:style-name="ce7" office:value-type="string" calcext:value-type="string">
            <text:p>LBSCR light tank</text:p>
          </table:table-cell>
          <table:table-cell table:style-name="ce11" office:value-type="float" office:value="12" calcext:value-type="float">
            <text:p>12</text:p>
          </table:table-cell>
          <table:table-cell table:style-name="ce13" office:value-type="float" office:value="312" calcext:value-type="float">
            <text:p>312</text:p>
          </table:table-cell>
          <table:table-cell table:style-name="ce12" office:value-type="float" office:value="140" calcext:value-type="float">
            <text:p>140</text:p>
          </table:table-cell>
          <table:table-cell table:style-name="ce34" office:value-type="float" office:value="25" calcext:value-type="float">
            <text:p>25</text:p>
          </table:table-cell>
          <table:table-cell table:style-name="ce45" table:formula="of:=[.H48]/[.F48]" office:value-type="float" office:value="63.3131139358601" calcext:value-type="float">
            <text:p/>
          </table:table-cell>
          <table:table-cell table:style-name="ce45" table:formula="of:=([.H53]/([.D53]*[.C53]) * ([.C48]*[.D48]) * [.E48]) /[.E53]" office:value-type="float" office:value="1582.8278483965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MR 800 Clas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53" calcext:value-type="float">
            <text:p>53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table:formula="of:=[.G49]*[.F49]" office:value-type="float" office:value="9063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GNR Stirling 8ft single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45" calcext:value-type="float">
            <text:p>45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table:formula="of:=[.G50]*[.F50]" office:value-type="float" office:value="9135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1]/[.F51]" office:value-type="float" office:value="141.37223090379" calcext:value-type="float">
            <text:p/>
          </table:table-cell>
          <table:table-cell table:formula="of:=([.H49]/([.D49]*[.C49]) * ([.C51]*[.D51]) * [.E51]) /[.E49]" office:value-type="float" office:value="11592.522934110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table:style-name="ce4" office:value-type="string" calcext:value-type="string">
            <text:p>FR Double Fairlie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40" calcext:value-type="float">
            <text:p>140</text:p>
          </table:table-cell>
          <table:table-cell table:style-name="ce30" office:value-type="float" office:value="27" calcext:value-type="float">
            <text:p>27</text:p>
          </table:table-cell>
          <table:table-cell table:style-name="ce43" office:value-type="float" office:value="60" calcext:value-type="float">
            <text:p>60</text:p>
          </table:table-cell>
          <table:table-cell table:style-name="ce43" table:formula="of:=[.G52]*[.F52]" office:value-type="float" office:value="162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3]/[.F53]" office:value-type="float" office:value="70.3422201533675" calcext:value-type="float">
            <text:p/>
          </table:table-cell>
          <table:table-cell table:formula="of:=([.H51]/([.D51]*[.C51]) * ([.C53]*[.D53]) * [.E53]) /[.E51]" office:value-type="float" office:value="2391.6354852144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LBSCR Belgravia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23" calcext:value-type="float">
            <text:p>1123</text:p>
          </table:table-cell>
          <table:table-cell table:style-name="ce7" office:value-type="float" office:value="140" calcext:value-type="float">
            <text:p>140</text:p>
          </table:table-cell>
          <table:table-cell table:style-name="ce34" office:value-type="float" office:value="44" calcext:value-type="float">
            <text:p>44</text:p>
          </table:table-cell>
          <table:table-cell table:style-name="ce45" table:formula="of:=[.H54]/[.F54]" office:value-type="float" office:value="187.696387026101" calcext:value-type="float">
            <text:p/>
          </table:table-cell>
          <table:table-cell table:style-name="ce45" table:formula="of:=([.H42]/([.D42]*[.C42]) * ([.C54]*[.D54]) * [.E54]) /[.E42]" office:value-type="float" office:value="8258.64102914846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en.wikipedia.org/wiki/LB%26SCR_Belgravia_class</text:p>
          </table:table-cell>
          <table:table-cell table:style-name="ce7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5]/[.F55]" office:value-type="float" office:value="116.524285714286" calcext:value-type="float">
            <text:p/>
          </table:table-cell>
          <table:table-cell table:formula="of:=([.H51]/([.D51]*[.C51]) * ([.C55]*[.D55]) * [.E55]) /[.E51]" office:value-type="float" office:value="6991.4571428571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6]/[.F56]" office:value-type="float" office:value="109.714387392535" calcext:value-type="float">
            <text:p/>
          </table:table-cell>
          <table:table-cell table:formula="of:=([.H50]/([.D50]*[.C50]) * ([.C56]*[.D56]) * [.E56]) /[.E50]" office:value-type="float" office:value="8118.8646670476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7]/[.F57]" office:value-type="float" office:value="177.938421309303" calcext:value-type="float">
            <text:p/>
          </table:table-cell>
          <table:table-cell table:formula="of:=([.H49]/([.D49]*[.C49]) * ([.C57]*[.D57]) * [.E57]) /[.E49]" office:value-type="float" office:value="7829.2905376093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BSCR G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48" calcext:value-type="float">
            <text:p>48</text:p>
          </table:table-cell>
          <table:table-cell table:style-name="ce45" table:formula="of:=[.H58]/[.F58]" office:value-type="float" office:value="176.249293851798" calcext:value-type="float">
            <text:p/>
          </table:table-cell>
          <table:table-cell table:style-name="ce45" table:formula="of:=([.H42]/([.D42]*[.C42]) * ([.C58]*[.D58]) * [.E58]) /[.E42]" office:value-type="float" office:value="8459.96610488631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59]/[.F59]" office:value-type="float" office:value="96.8299557235767" calcext:value-type="float">
            <text:p/>
          </table:table-cell>
          <table:table-cell table:formula="of:=([.H49]/([.D49]*[.C49]) * ([.C59]*[.D59]) * [.E59]) /[.E49]" office:value-type="float" office:value="7552.7365464389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60]/[.F60]" office:value-type="float" office:value="146.22641509434" calcext:value-type="float">
            <text:p/>
          </table:table-cell>
          <table:table-cell table:style-name="ce49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1]/[.F61]" office:value-type="float" office:value="148.094068245374" calcext:value-type="float">
            <text:p/>
          </table:table-cell>
          <table:table-cell table:formula="of:=([.H51]/([.D51]*[.C51]) * ([.C61]*[.D61]) * [.E61]) /[.E51]" office:value-type="float" office:value="8293.2678217409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2]/[.F62]" office:value-type="float" office:value="122.996753759924" calcext:value-type="float">
            <text:p/>
          </table:table-cell>
          <table:table-cell table:formula="of:=([.H50]/([.D50]*[.C50]) * ([.C62]*[.D62]) * [.E62]) /[.E50]" office:value-type="float" office:value="8609.77276319469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49" office:value-type="float" office:value="35" calcext:value-type="float">
            <text:p>35</text:p>
          </table:table-cell>
          <table:table-cell table:style-name="ce50" table:formula="of:=[.G63]*[.F63]" office:value-type="float" office:value="595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table:style-name="ce6" office:value-type="float" office:value="1876" calcext:value-type="float">
            <text:p>1876</text:p>
          </table:table-cell>
          <table:table-cell table:style-name="ce6" office:value-type="string" calcext:value-type="string">
            <text:p>Merryweather Type 1 tram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90" calcext:value-type="float">
            <text:p>90</text:p>
          </table:table-cell>
          <table:table-cell table:style-name="ce35" office:value-type="float" office:value="6" calcext:value-type="float">
            <text:p>6</text:p>
          </table:table-cell>
          <table:table-cell table:style-name="ce50" office:value-type="float" office:value="2" calcext:value-type="float">
            <text:p>2</text:p>
          </table:table-cell>
          <table:table-cell table:style-name="ce51" table:formula="of:=([.H72]/([.D72]*[.C72]) * ([.C64]*[.D64]) * [.E64]) /[.E72]" office:value-type="string" office:string-value="" calcext:value-type="error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5]/[.F65]" office:value-type="float" office:value="204.160014103515" calcext:value-type="float">
            <text:p/>
          </table:table-cell>
          <table:table-cell table:formula="of:=([.H50]/([.D50]*[.C50]) * ([.C65]*[.D65]) * [.E65]) /[.E50]" office:value-type="float" office:value="10208.000705175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7" office:value-type="float" office:value="1878" calcext:value-type="float">
            <text:p>1878</text:p>
          </table:table-cell>
          <table:table-cell table:style-name="ce7" office:value-type="string" calcext:value-type="string">
            <text:p>LBSCR Richmond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55" calcext:value-type="float">
            <text:p>1155</text:p>
          </table:table-cell>
          <table:table-cell table:style-name="ce7" office:value-type="float" office:value="150" calcext:value-type="float">
            <text:p>150</text:p>
          </table:table-cell>
          <table:table-cell table:style-name="ce34" office:value-type="float" office:value="56" calcext:value-type="float">
            <text:p>56</text:p>
          </table:table-cell>
          <table:table-cell table:style-name="ce45" table:formula="of:=[.H66]/[.F66]" office:value-type="float" office:value="158.819543940025" calcext:value-type="float">
            <text:p/>
          </table:table-cell>
          <table:table-cell table:style-name="ce45" table:formula="of:=([.H61]/([.D61]*[.C61]) * ([.C66]*[.D66]) * [.E66]) /[.E61]" office:value-type="float" office:value="8893.8944606414" calcext:value-type="float">
            <text:p/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6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7]/[.F67]" office:value-type="float" office:value="149.447020408163" calcext:value-type="float">
            <text:p/>
          </table:table-cell>
          <table:table-cell table:formula="of:=([.H51]/([.D51]*[.C51]) * ([.C67]*[.D67]) * [.E67]) /[.E51]" office:value-type="float" office:value="9714.0563265306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000" calcext:value-type="float">
            <text:p>1000</text:p>
          </table:table-cell>
          <table:table-cell table:style-name="ce14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8]/[.F68]" office:value-type="float" office:value="106.092112357035" calcext:value-type="float">
            <text:p/>
          </table:table-cell>
          <table:table-cell table:formula="of:=([.H50]/([.D50]*[.C50]) * ([.C68]*[.D68]) * [.E68]) /[.E50]" office:value-type="float" office:value="7108.1715279213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Kitson Standard no. 1 tram</text:p>
          </table:table-cell>
          <table:table-cell table:style-name="ce17" office:value-type="float" office:value="5.17" calcext:value-type="float">
            <text:p>5.17</text:p>
          </table:table-cell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2" calcext:value-type="float">
            <text:p>12</text:p>
          </table:table-cell>
          <table:table-cell table:style-name="ce51" table:formula="of:=[.H69]/[.F69]" office:value-type="float" office:value="4.00329888027563" calcext:value-type="float">
            <text:p/>
          </table:table-cell>
          <table:table-cell table:style-name="ce51" table:formula="of:=([.H77]/([.D77]*[.C77]) * ([.C69]*[.D69]) * [.E69]) /[.E77]" office:value-type="float" office:value="48.039586563307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79" calcext:value-type="float">
            <text:p>1879</text:p>
          </table:table-cell>
          <table:table-cell table:style-name="ce6" office:value-type="string" calcext:value-type="string">
            <text:p>Merryweather Type 2 tram</text:p>
          </table:table-cell>
          <table:table-cell table:style-name="ce17" office:value-type="float" office:value="3.7" calcext:value-type="float">
            <text:p>3.7</text:p>
          </table:table-cell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7" calcext:value-type="float">
            <text:p>7</text:p>
          </table:table-cell>
          <table:table-cell table:style-name="ce51" table:formula="of:=[.H70]/[.F70]" office:value-type="float" office:value="6.46304909560724" calcext:value-type="float">
            <text:p/>
          </table:table-cell>
          <table:table-cell table:style-name="ce51" table:formula="of:=([.H77]/([.D77]*[.C77]) * ([.C70]*[.D70]) * [.E70]) /[.E77]" office:value-type="float" office:value="45.241343669250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3) p. 23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Cauliflowe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64" calcext:value-type="float">
            <text:p>64</text:p>
          </table:table-cell>
          <table:table-cell table:style-name="ce51" table:formula="of:=[.H71]/[.F71]" office:value-type="float" office:value="127.447294192027" calcext:value-type="float">
            <text:p/>
          </table:table-cell>
          <table:table-cell table:style-name="ce51" table:formula="of:=([.H50]/([.D50]*[.C50]) * ([.C71]*[.D71]) * [.E71]) /[.E50]" office:value-type="float" office:value="8156.626828289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0" calcext:value-type="float">
            <text:p>1880</text:p>
          </table:table-cell>
          <table:table-cell table:style-name="ce6" office:value-type="string" calcext:value-type="string">
            <text:p>LNWR Mansion House</text:p>
          </table:table-cell>
          <table:table-cell table:style-name="ce6" office:value-type="float" office:value="14.24" calcext:value-type="float">
            <text:p>14.24</text:p>
          </table:table-cell>
          <table:table-cell table:style-name="ce6" office:value-type="float" office:value="971.6" calcext:value-type="float">
            <text:p>971.6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54" calcext:value-type="float">
            <text:p>54</text:p>
          </table:table-cell>
          <table:table-cell table:style-name="ce51" table:formula="of:=[.H72]/[.F72]" office:value-type="float" office:value="113.826046598338" calcext:value-type="float">
            <text:p/>
          </table:table-cell>
          <table:table-cell table:style-name="ce51" table:formula="of:=([.H50]/([.D50]*[.C50]) * ([.C72]*[.D72]) * [.E72]) /[.E50]" office:value-type="float" office:value="6146.60651631023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Ahrons p. 219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LNWR Coal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6" office:value-type="float" office:value="140" calcext:value-type="float">
            <text:p>140</text:p>
          </table:table-cell>
          <table:table-cell table:style-name="ce35" office:value-type="float" office:value="74" calcext:value-type="float">
            <text:p>74</text:p>
          </table:table-cell>
          <table:table-cell table:style-name="ce51" table:formula="of:=[.H73]/[.F73]" office:value-type="float" office:value="109.714387392535" calcext:value-type="float">
            <text:p/>
          </table:table-cell>
          <table:table-cell table:style-name="ce51" table:formula="of:=([.H50]/([.D50]*[.C50]) * ([.C73]*[.D73]) * [.E73]) /[.E50]" office:value-type="float" office:value="8118.8646670476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1" calcext:value-type="float">
            <text:p>1881</text:p>
          </table:table-cell>
          <table:table-cell table:style-name="ce6" office:value-type="string" calcext:value-type="string">
            <text:p>Wilkinson tram engine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07" calcext:value-type="float">
            <text:p>107</text:p>
          </table:table-cell>
          <table:table-cell table:style-name="ce18" office:value-type="float" office:value="150" calcext:value-type="float">
            <text:p>150</text:p>
          </table:table-cell>
          <table:table-cell table:style-name="ce35" office:value-type="float" office:value="9" calcext:value-type="float">
            <text:p>9</text:p>
          </table:table-cell>
          <table:table-cell table:style-name="ce51" table:formula="of:=[.H74]/[.F74]" office:value-type="float" office:value="4.60809646856159" calcext:value-type="float">
            <text:p/>
          </table:table-cell>
          <table:table-cell table:style-name="ce51" table:formula="of:=([.H77]/([.D77]*[.C77]) * ([.C74]*[.D74]) * [.E74]) /[.E77]" office:value-type="float" office:value="41.4728682170543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. 79 and 87-89. TE doubled from calculations, as a 2:1 gearing is assumed.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B1 “Gladstone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.H75]/[.F75]" office:value-type="float" office:value="226.480633069554" calcext:value-type="float">
            <text:p/>
          </table:table-cell>
          <table:table-cell table:style-name="ce51" table:formula="of:=([.H51]/([.D51]*[.C51]) * ([.C75]*[.D75]) * [.E75]) /[.E51]" office:value-type="float" office:value="14268.2798833819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2" calcext:value-type="float">
            <text:p>1882</text:p>
          </table:table-cell>
          <table:table-cell table:style-name="ce6" office:value-type="string" calcext:value-type="string">
            <text:p>LBSCR C1 Class</text:p>
          </table:table-cell>
          <table:table-cell table:style-name="ce6" office:value-type="float" office:value="20.9" calcext:value-type="float">
            <text:p>20.9</text:p>
          </table:table-cell>
          <table:table-cell table:style-name="ce6" office:value-type="float" office:value="1413" calcext:value-type="float">
            <text:p>1413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82" calcext:value-type="float">
            <text:p>82</text:p>
          </table:table-cell>
          <table:table-cell table:style-name="ce51" table:formula="of:=[.H76]/[.F76]" office:value-type="float" office:value="163.130685649272" calcext:value-type="float">
            <text:p/>
          </table:table-cell>
          <table:table-cell table:style-name="ce51" table:formula="of:=([.H49]/([.D49]*[.C49]) * ([.C76]*[.D76]) * [.E76]) /[.E49]" office:value-type="float" office:value="13376.7162232403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LB%26SCR_C1_class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3" calcext:value-type="float">
            <text:p>1883</text:p>
          </table:table-cell>
          <table:table-cell table:style-name="ce4" office:value-type="string" calcext:value-type="string">
            <text:p>Kitson Standard no. 2 tr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60" calcext:value-type="float">
            <text:p>160</text:p>
          </table:table-cell>
          <table:table-cell table:style-name="ce30" office:value-type="float" office:value="16" calcext:value-type="float">
            <text:p>16</text:p>
          </table:table-cell>
          <table:table-cell table:style-name="ce43" office:value-type="float" office:value="4" calcext:value-type="float">
            <text:p>4</text:p>
          </table:table-cell>
          <table:table-cell table:style-name="ce43" table:formula="of:=[.G77]*[.F77]" office:value-type="float" office:value="64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Gladwin (vol. 1) pp. 64-5 Gladwin (vol. 3) pp. 199-202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885" calcext:value-type="float">
            <text:p>1885</text:p>
          </table:table-cell>
          <table:table-cell table:style-name="ce6" office:value-type="string" calcext:value-type="string">
            <text:p>MR 1738 Class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260" calcext:value-type="float">
            <text:p>126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58" calcext:value-type="float">
            <text:p>58</text:p>
          </table:table-cell>
          <table:table-cell table:style-name="ce51" table:formula="of:=[.H78]/[.F78]" office:value-type="float" office:value="212.040376443346" calcext:value-type="float">
            <text:p/>
          </table:table-cell>
          <table:table-cell table:style-name="ce51" table:formula="of:=([.H87]/([.D87]*[.C87]) * ([.C78]*[.D78]) * [.E78]) /[.E87]" office:value-type="float" office:value="12298.341833714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Hunslet “Alice”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6" office:value-type="float" office:value="140" calcext:value-type="float">
            <text:p>140</text:p>
          </table:table-cell>
          <table:table-cell table:style-name="ce32" office:value-type="float" office:value="20" calcext:value-type="float">
            <text:p>20</text:p>
          </table:table-cell>
          <table:table-cell table:style-name="ce51" table:formula="of:=[.H79]/[.F79]" office:value-type="float" office:value="10.5" calcext:value-type="float">
            <text:p/>
          </table:table-cell>
          <table:table-cell table:style-name="ce50" office:value-type="float" office:value="210" calcext:value-type="float">
            <text:p>21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Dinorwic_Alice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86" calcext:value-type="float">
            <text:p>1886</text:p>
          </table:table-cell>
          <table:table-cell table:style-name="ce6" office:value-type="string" calcext:value-type="string">
            <text:p>Kitson Standard no. 3 tram</text:p>
          </table:table-cell>
          <table:table-cell table:style-name="ce17" office:value-type="float" office:value="8.8" calcext:value-type="float">
            <text:p>8.8</text:p>
          </table:table-cell>
          <table:table-cell table:style-name="ce17" office:value-type="float" office:value="150" calcext:value-type="float">
            <text:p>150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18" calcext:value-type="float">
            <text:p>18</text:p>
          </table:table-cell>
          <table:table-cell table:style-name="ce51" table:formula="of:=[.H80]/[.F80]" office:value-type="float" office:value="6.06373815676141" calcext:value-type="float">
            <text:p/>
          </table:table-cell>
          <table:table-cell table:style-name="ce51" table:formula="of:=([.H77]/([.D77]*[.C77]) * ([.C80]*[.D80]) * [.E80]) /[.E77]" office:value-type="float" office:value="109.14728682170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Gladwin (vol. 1) pp. 64-5 Gladwin (vol. 3) pp. 199-202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table:style-name="ce4" office:value-type="string" calcext:value-type="string">
            <text:p>LNWR Jumb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50" calcext:value-type="float">
            <text:p>150</text:p>
          </table:table-cell>
          <table:table-cell table:style-name="ce30" office:value-type="float" office:value="49" calcext:value-type="float">
            <text:p>49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table:formula="of:=[.G81]*[.F81]" office:value-type="float" office:value="11417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MR 25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54" calcext:value-type="float">
            <text:p>54</text:p>
          </table:table-cell>
          <table:table-cell table:formula="of:=[.H82]/[.F82]" office:value-type="float" office:value="227.536606439273" calcext:value-type="float">
            <text:p/>
          </table:table-cell>
          <table:table-cell table:formula="of:=((([.H49]/([.D49]*[.C49]) * ([.C82]*[.D82]) * [.E82]) /[.E49]) + (([.H50]/([.D50]*[.C50]) * ([.C82]*[.D82]) * [.E82]) /[.E50])) / 2" office:value-type="float" office:value="12286.976747720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075" calcext:value-type="float">
            <text:p>1075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83]/[.F83]" office:value-type="float" office:value="207.581818181818" calcext:value-type="float">
            <text:p/>
          </table:table-cell>
          <table:table-cell table:formula="of:=([.H81]/([.D81]*[.C81]) * ([.C83]*[.D83]) * [.E83]) /[.E81]" office:value-type="float" office:value="1141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4" office:value-type="float" office:value="14.24" calcext:value-type="float">
            <text:p>14.24</text:p>
          </table:table-cell>
          <table:table-cell table:style-name="ce14" office:value-type="float" office:value="971.6" calcext:value-type="float">
            <text:p>971.6</text:p>
          </table:table-cell>
          <table:table-cell table:style-name="ce14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84]/[.F84]" office:value-type="float" office:value="164.335064060538" calcext:value-type="float">
            <text:p/>
          </table:table-cell>
          <table:table-cell table:formula="of:=((([.H81]/([.D81]*[.C81]) * ([.C84]*[.D84]) * [.E84]) /[.E81]) + (([.H50]/([.D50]*[.C50]) * ([.C84]*[.D84])))) / 2" office:value-type="float" office:value="7395.077882724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85]/[.F85]" office:value-type="float" office:value="150.684931506849" calcext:value-type="float">
            <text:p/>
          </table:table-cell>
          <table:table-cell table:style-name="ce49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922.5" calcext:value-type="float">
            <text:p>922.5</text:p>
          </table:table-cell>
          <table:table-cell table:style-name="ce27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formula="of:=[.H86]/[.F86]" office:value-type="float" office:value="127.128621147501" calcext:value-type="float">
            <text:p/>
          </table:table-cell>
          <table:table-cell table:formula="of:=((([.H81]/([.D81]*[.C81]) * ([.C86]*[.D86]) * [.E86]) /[.E82]) + (([.H81]/([.D81]*[.C81]) * ([.C86]*[.D86])))) / 2" office:value-type="float" office:value="8644.7462380301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SER_Q_class</text:p>
          </table:table-cell>
          <table:table-cell table:number-columns-repeated="1013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7]/[.F87]" office:value-type="float" office:value="132.500601650337" calcext:value-type="float">
            <text:p/>
          </table:table-cell>
          <table:table-cell table:formula="of:=((([.H83]/([.D83]*[.C83]) * ([.C87]*[.D87]) * [.E87]) /[.E83]) + (([.H50]/([.D50]*[.C50]) * ([.C87]*[.D87])))) / 2" office:value-type="float" office:value="11792.55354688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table:style-name="ce6" office:value-type="float" office:value="1892" calcext:value-type="float">
            <text:p>1892</text:p>
          </table:table-cell>
          <table:table-cell table:style-name="ce6" office:value-type="string" calcext:value-type="string">
            <text:p>LBSCR D3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.H88]/[.F88]" office:value-type="float" office:value="145.72321197265" calcext:value-type="float">
            <text:p/>
          </table:table-cell>
          <table:table-cell table:style-name="ce51" table:formula="of:=([.H73]/([.D73]*[.C73]) * ([.C88]*[.D88]) * [.E88]) /[.E73]" office:value-type="float" office:value="11366.410533866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MR 2203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25" calcext:value-type="float">
            <text:p>122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.H89]/[.F89]" office:value-type="float" office:value="201.291603151886" calcext:value-type="float">
            <text:p/>
          </table:table-cell>
          <table:table-cell table:style-name="ce51" table:formula="of:=([.H87]/([.D87]*[.C87]) * ([.C89]*[.D89]) * [.E89]) /[.E87]" office:value-type="float" office:value="13285.245808024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3" calcext:value-type="float">
            <text:p>1893</text:p>
          </table:table-cell>
          <table:table-cell table:style-name="ce6" office:value-type="string" calcext:value-type="string">
            <text:p>LBSCR C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80" calcext:value-type="float">
            <text:p>80</text:p>
          </table:table-cell>
          <table:table-cell table:style-name="ce51" table:formula="of:=[.H90]/[.F90]" office:value-type="float" office:value="138.96247696793" calcext:value-type="float">
            <text:p/>
          </table:table-cell>
          <table:table-cell table:style-name="ce51" table:formula="of:=([.H76]/([.D76]*[.C76]) * ([.C90]*[.D90]) * [.E90]) /[.E76]" office:value-type="float" office:value="11116.998157434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HR Jones Good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75" calcext:value-type="float">
            <text:p>167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09" calcext:value-type="float">
            <text:p>109</text:p>
          </table:table-cell>
          <table:table-cell table:style-name="ce51" table:formula="of:=[.H91]/[.F91]" office:value-type="float" office:value="257.60693741973" calcext:value-type="float">
            <text:p/>
          </table:table-cell>
          <table:table-cell table:style-name="ce51" table:formula="of:=([.H81]/([.D81]*[.C81]) * ([.C91]*[.D91]) * [.E91]) /[.E81]" office:value-type="float" office:value="28079.156178750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h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4" calcext:value-type="float">
            <text:p>1894</text:p>
          </table:table-cell>
          <table:table-cell table:style-name="ce6" office:value-type="string" calcext:value-type="string">
            <text:p>LNWR A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175" calcext:value-type="float">
            <text:p>175</text:p>
          </table:table-cell>
          <table:table-cell table:style-name="ce32" office:value-type="float" office:value="106" calcext:value-type="float">
            <text:p>106</text:p>
          </table:table-cell>
          <table:table-cell table:style-name="ce51" table:formula="of:=[.H92]/[.F92]" office:value-type="float" office:value="215.149877397207" calcext:value-type="float">
            <text:p/>
          </table:table-cell>
          <table:table-cell table:style-name="ce51" table:formula="of:=([.H83]/([.D83]*[.C83]) * ([.C92]*[.D92]) * [.E92]) /[.E83]" office:value-type="float" office:value="22805.887004104" calcext:value-type="float">
            <text:p/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NWR Watford tan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80" calcext:value-type="float">
            <text:p>1080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73" calcext:value-type="float">
            <text:p>73</text:p>
          </table:table-cell>
          <table:table-cell table:style-name="ce51" table:formula="of:=[.H93]/[.F93]" office:value-type="float" office:value="167.599668684294" calcext:value-type="float">
            <text:p/>
          </table:table-cell>
          <table:table-cell table:style-name="ce51" table:formula="of:=([.H81]/([.D81]*[.C81]) * ([.C93]*[.D93]) * [.E93]) /[.E81]" office:value-type="float" office:value="12234.775813953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5" calcext:value-type="float">
            <text:p>1895</text:p>
          </table:table-cell>
          <table:table-cell table:style-name="ce6" office:value-type="string" calcext:value-type="string">
            <text:p>LBSCR B2 Clas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42" calcext:value-type="float">
            <text:p>1342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63" calcext:value-type="float">
            <text:p>63</text:p>
          </table:table-cell>
          <table:table-cell table:style-name="ce51" table:formula="of:=[.H94]/[.F94]" office:value-type="float" office:value="195.548890819301" calcext:value-type="float">
            <text:p/>
          </table:table-cell>
          <table:table-cell table:style-name="ce51" table:formula="of:=([.H76]/([.D76]*[.C76]) * ([.C94]*[.D94]) * [.E94]) /[.E76]" office:value-type="float" office:value="12319.58012161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6" calcext:value-type="float">
            <text:p>1896</text:p>
          </table:table-cell>
          <table:table-cell table:style-name="ce6" office:value-type="string" calcext:value-type="string">
            <text:p>MR 115 “Spinner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68" calcext:value-type="float">
            <text:p>68</text:p>
          </table:table-cell>
          <table:table-cell table:style-name="ce51" table:formula="of:=[.H95]/[.F95]" office:value-type="float" office:value="237.894595045867" calcext:value-type="float">
            <text:p/>
          </table:table-cell>
          <table:table-cell table:style-name="ce51" table:formula="of:=((([.H81]/([.D81]*[.C81]) * ([.C95]*[.D95]) * [.E95]) /[.E81]) + (([.H50]/([.D50]*[.C50]) * ([.C95]*[.D95]) * [.E95]) /[.E50])) / 2" office:value-type="float" office:value="16176.8324631189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BSCR E4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04" calcext:value-type="float">
            <text:p>1204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1" table:formula="of:=[.H96]/[.F96]" office:value-type="float" office:value="170.493866666667" calcext:value-type="float">
            <text:p/>
          </table:table-cell>
          <table:table-cell table:style-name="ce51" table:formula="of:=([.H81]/([.D81]*[.C81]) * ([.C96]*[.D96]) * [.E96]) /[.E81]" office:value-type="float" office:value="14491.978666666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NWR Jubilee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130" calcext:value-type="float">
            <text:p>130</text:p>
          </table:table-cell>
          <table:table-cell table:style-name="ce51" table:formula="of:=[.H97]/95" office:value-type="float" office:value="219.116964504284" calcext:value-type="float">
            <text:p/>
          </table:table-cell>
          <table:table-cell table:style-name="ce51" table:formula="of:=([.H81]/([.D81]*[.C81]) * ([.C97]*[.D97]) * [.E97]) /[.E81]" office:value-type="float" office:value="20816.111627907" calcext:value-type="float">
            <text:p/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lnw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7" calcext:value-type="float">
            <text:p>1897</text:p>
          </table:table-cell>
          <table:table-cell table:style-name="ce6" office:value-type="string" calcext:value-type="string">
            <text:p>LSWR M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190" calcext:value-type="float">
            <text:p>11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7" calcext:value-type="float">
            <text:p>87</text:p>
          </table:table-cell>
          <table:table-cell table:style-name="ce51" table:formula="of:=[.H98]/[.F98]" office:value-type="float" office:value="199.388042412902" calcext:value-type="float">
            <text:p/>
          </table:table-cell>
          <table:table-cell table:style-name="ce51" table:formula="of:=([.H83]/([.D83]*[.C83]) * ([.C98]*[.D98]) * [.E98]) /[.E83]" office:value-type="float" office:value="17346.759689922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swr.htm</text:p>
          </table:table-cell>
          <table:table-cell table:style-name="ce6" table:number-columns-repeated="1013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Metropolitan E Clas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150" calcext:value-type="float">
            <text:p>150</text:p>
          </table:table-cell>
          <table:table-cell table:style-name="ce35" office:value-type="float" office:value="65" calcext:value-type="float">
            <text:p>65</text:p>
          </table:table-cell>
          <table:table-cell table:style-name="ce51" table:formula="of:=[.H99]/[.F99]" office:value-type="float" office:value="187.083577817531" calcext:value-type="float">
            <text:p/>
          </table:table-cell>
          <table:table-cell table:style-name="ce51" table:formula="of:=([.H81]/([.D81]*[.C81]) * ([.C99]*[.D99]) * [.E99]) /[.E81]" office:value-type="float" office:value="12160.432558139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et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WR 3300 “Bulldog”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0" calcext:value-type="float">
            <text:p>90</text:p>
          </table:table-cell>
          <table:table-cell table:style-name="ce51" table:formula="of:=[.H100]/[.F100]" office:value-type="float" office:value="178.784991971805" calcext:value-type="float">
            <text:p/>
          </table:table-cell>
          <table:table-cell table:style-name="ce51" table:formula="of:=([.H110]/([.D110]*[.C110]) * ([.C100]*[.D100]) * [.E100]) /[.E110]" office:value-type="float" office:value="16090.649277462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en.wikipedia.org/wiki/GWR_3300_Class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0" calcext:value-type="float">
            <text:p>70</text:p>
          </table:table-cell>
          <table:table-cell table:style-name="ce51" table:formula="of:=[.H101]/[.F101]" office:value-type="float" office:value="286.197319164352" calcext:value-type="float">
            <text:p/>
          </table:table-cell>
          <table:table-cell table:style-name="ce51" table:formula="of:=([.H110]/([.D110]*[.C110]) * ([.C101]*[.D101]) * [.E101]) /[.E110]" office:value-type="float" office:value="20033.812341504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gn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MR 2441 Clas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3" calcext:value-type="float">
            <text:p>93</text:p>
          </table:table-cell>
          <table:table-cell table:style-name="ce51" table:formula="of:=[.H102]/[.F102]" office:value-type="float" office:value="93.2244170812055" calcext:value-type="float">
            <text:p/>
          </table:table-cell>
          <table:table-cell table:style-name="ce51" table:formula="of:=([.H110]/([.D110]*[.C110]) * ([.C102]*[.D102]) * [.E102]) /[.E110]" office:value-type="float" office:value="8669.8707885521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899" calcext:value-type="float">
            <text:p>1899</text:p>
          </table:table-cell>
          <table:table-cell table:style-name="ce6" office:value-type="string" calcext:value-type="string">
            <text:p>LBSCR B4 Clas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35" calcext:value-type="float">
            <text:p>1635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9" calcext:value-type="float">
            <text:p>79</text:p>
          </table:table-cell>
          <table:table-cell table:style-name="ce51" table:formula="of:=[.H103]/[.F103]" office:value-type="float" office:value="276.415891800507" calcext:value-type="float">
            <text:p/>
          </table:table-cell>
          <table:table-cell table:style-name="ce51" table:formula="of:=([.H110]/([.D110]*[.C110]) * ([.C103]*[.D103]) * [.E103]) /[.E110]" office:value-type="float" office:value="21836.855452240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GER S46 “Claud Hamilton”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30" calcext:value-type="float">
            <text:p>1630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76" calcext:value-type="float">
            <text:p>76</text:p>
          </table:table-cell>
          <table:table-cell table:style-name="ce51" table:formula="of:=[.H104]/[.F104]" office:value-type="float" office:value="257.803532499889" calcext:value-type="float">
            <text:p/>
          </table:table-cell>
          <table:table-cell table:style-name="ce51" table:formula="of:=([.H110]/([.D110]*[.C110]) * ([.C104]*[.D104]) * [.E104]) /[.E110]" office:value-type="float" office:value="19593.068469991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www.lner.info/locos/D/d14d15d16.shtml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00" calcext:value-type="float">
            <text:p>1900</text:p>
          </table:table-cell>
          <table:table-cell table:style-name="ce6" office:value-type="string" calcext:value-type="string">
            <text:p>MR 260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66" calcext:value-type="float">
            <text:p>66</text:p>
          </table:table-cell>
          <table:table-cell table:style-name="ce51" table:formula="of:=[.H105]/[.F105]" office:value-type="float" office:value="263.431623321733" calcext:value-type="float">
            <text:p/>
          </table:table-cell>
          <table:table-cell table:style-name="ce51" table:formula="of:=([.H110]/([.D110]*[.C110]) * ([.C105]*[.D105]) * [.E105]) /[.E110]" office:value-type="float" office:value="17386.487139234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106]/[.F106]" office:value-type="float" office:value="252.834429430305" calcext:value-type="float">
            <text:p/>
          </table:table-cell>
          <table:table-cell table:formula="of:=([.H110]/([.D110]*[.C110]) * ([.C106]*[.D106]) * [.E106]) /[.E110]" office:value-type="float" office:value="22502.2642192972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.H107]/[.F107]" office:value-type="float" office:value="260.283422875136" calcext:value-type="float">
            <text:p/>
          </table:table-cell>
          <table:table-cell table:formula="of:=((([.H110]/([.D110]*[.C110]) * ([.C107]*[.D107]) * [.E107]) /[.E110])+(([.H92]/([.D92]*[.C92]) * ([.C107]*[.D107]) * [.E107]) /[.E92]))/2" office:value-type="float" office:value="27069.4759790141" calcext:value-type="float">
            <text:p/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office:value-type="float" office:value="150" calcext:value-type="float">
            <text:p>150</text:p>
          </table:table-cell>
          <table:table-cell table:style-name="ce38" office:value-type="float" office:value="72" calcext:value-type="float">
            <text:p>72</text:p>
          </table:table-cell>
          <table:table-cell table:formula="of:=[.H108]/[.F108]" office:value-type="float" office:value="179.610807113543" calcext:value-type="float">
            <text:p/>
          </table:table-cell>
          <table:table-cell table:style-name="ce51" table:formula="of:=([.H99]/([.D99]*[.C99]) * ([.C108]*[.D108]) * [.E108]) /[.E99]" office:value-type="float" office:value="12931.9781121751" calcext:value-type="float">
            <text:p/>
          </table:table-cell>
          <table:table-cell table:style-name="ce56" office:value-type="string" calcext:value-type="string">
            <text:p>N</text:p>
          </table:table-cell>
          <table:table-cell/>
          <table:table-cell office:value-type="string" calcext:value-type="string">
            <text:p>https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.H109]/95" office:value-type="float" office:value="235.422043302267" calcext:value-type="float">
            <text:p/>
          </table:table-cell>
          <table:table-cell table:formula="of:=([.H107]/([.D107]*[.C107]) * ([.C109]*[.D109]) * [.E109]) /[.E107]" office:value-type="float" office:value="22365.0941137154" calcext:value-type="float">
            <text:p/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table:style-name="ce4" office:value-type="string" calcext:value-type="string">
            <text:p>GWR 3700 “City”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95" calcext:value-type="float">
            <text:p>195</text:p>
          </table:table-cell>
          <table:table-cell table:style-name="ce30" office:value-type="float" office:value="79" calcext:value-type="float">
            <text:p>79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table:formula="of:=[.G110]*[.F110]" office:value-type="float" office:value="2370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5" office:value-type="float" office:value="77" calcext:value-type="float">
            <text:p>77</text:p>
          </table:table-cell>
          <table:table-cell table:style-name="ce45" table:formula="of:=[.H111]/[.F111]" office:value-type="float" office:value="555.62752266049" calcext:value-type="float">
            <text:p/>
          </table:table-cell>
          <table:table-cell table:formula="of:=([.H110]/([.D110]*[.C110]) * ([.C111]*[.D111]) * [.E111]) /[.E110]" office:value-type="float" office:value="42783.3192448577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45" table:formula="of:=[.H112]/[.F112]" office:value-type="float" office:value="455.360377456139" calcext:value-type="float">
            <text:p/>
          </table:table-cell>
          <table:table-cell table:formula="of:=([.H111]/([.D111]*[.C111]) * ([.C112]*[.D112]) * [.E112]) /[.E111]" office:value-type="float" office:value="41437.7943485086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45" table:formula="of:=[.H113]/[.F113]" office:value-type="float" office:value="196.16731981926" calcext:value-type="float">
            <text:p/>
          </table:table-cell>
          <table:table-cell table:formula="of:=([.H81]/([.D81]*[.C81]) * ([.C113]*[.D113]) * [.E113]) /[.E81]" office:value-type="float" office:value="15104.88362608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45" table:formula="of:=[.H114]/[.F114]" office:value-type="float" office:value="317.390249199656" calcext:value-type="float">
            <text:p/>
          </table:table-cell>
          <table:table-cell table:formula="of:=([.H113]/([.D113]*[.C113]) * ([.C114]*[.D114]) * [.E114]) /[.E113]" office:value-type="float" office:value="30786.8541723666" calcext:value-type="float">
            <text:p/>
          </table:table-cell>
          <table:table-cell table:style-name="ce5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9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45" table:formula="of:=[.H115]/[.F115]" office:value-type="float" office:value="183.139534883721" calcext:value-type="float">
            <text:p/>
          </table:table-cell>
          <table:table-cell table:style-name="ce49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en.wikipedia.org/wiki/Midland_Railway_Johnson_0-6-0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45" table:formula="of:=[.H116]/[.F116]" office:value-type="float" office:value="263.934995850373" calcext:value-type="float">
            <text:p/>
          </table:table-cell>
          <table:table-cell table:formula="of:=([.H110]/([.D110]*[.C110]) * ([.C116]*[.D116]) * [.E116]) /[.E110]" office:value-type="float" office:value="41437.7943485086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45" table:formula="of:=[.H117]/[.F117]" office:value-type="float" office:value="225.071225071225" calcext:value-type="float">
            <text:p/>
          </table:table-cell>
          <table:table-cell table:formula="of:=([.H111]/([.D111]*[.C111]) * ([.C117]*[.D117]) * [.E117]) /[.E111]" office:value-type="float" office:value="24307.6923076923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0" office:value-type="string" calcext:value-type="string">
            <text:p>http://orion.math.iastate.edu/jdhsmith/term/slgbgw.htm</text:p>
          </table:table-cell>
          <table:table-cell table:style-name="ce9"/>
          <table:table-cell table:number-columns-repeated="1012"/>
        </table:table-row>
        <table:table-row table:style-name="ro4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1" calcext:value-type="float">
            <text:p>81</text:p>
          </table:table-cell>
          <table:table-cell table:style-name="ce52" table:formula="of:=[.H118]/[.F118]" office:value-type="float" office:value="302.293464686627" calcext:value-type="float">
            <text:p/>
          </table:table-cell>
          <table:table-cell table:style-name="ce51" table:formula="of:=([.H112]/([.D112]*[.C112]) * ([.C118]*[.D118]) * [.E118]) /[.E112]" office:value-type="float" office:value="24485.770639616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BSCR E6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11" calcext:value-type="float">
            <text:p>1211</text:p>
          </table:table-cell>
          <table:table-cell table:style-name="ce6" office:value-type="float" office:value="160" calcext:value-type="float">
            <text:p>160</text:p>
          </table:table-cell>
          <table:table-cell table:style-name="ce35" office:value-type="float" office:value="94" calcext:value-type="float">
            <text:p>94</text:p>
          </table:table-cell>
          <table:table-cell table:style-name="ce52" table:formula="of:=[.H119]/[.F119]" office:value-type="float" office:value="163.114748008654" calcext:value-type="float">
            <text:p/>
          </table:table-cell>
          <table:table-cell table:style-name="ce51" table:formula="of:=([.H113]/([.D113]*[.C113]) * ([.C119]*[.D119]) * [.E119]) /[.E113]" office:value-type="float" office:value="15332.786312813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BSCR Class H1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2730" calcext:value-type="float">
            <text:p>2730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.H120]/[.F120]" office:value-type="float" office:value="633.22559793148" calcext:value-type="float">
            <text:p/>
          </table:table-cell>
          <table:table-cell table:style-name="ce51" table:formula="of:=([.H110]/([.D110]*[.C110]) * ([.C120]*[.D120]) * [.E120]) /[.E110]" office:value-type="float" office:value="53824.175824175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5" calcext:value-type="float">
            <text:p>1905</text:p>
          </table:table-cell>
          <table:table-cell table:style-name="ce6" office:value-type="string" calcext:value-type="string">
            <text:p>LNWR “Experiment” Class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040" calcext:value-type="float">
            <text:p>20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2.8" calcext:value-type="float">
            <text:p>82.8</text:p>
          </table:table-cell>
          <table:table-cell table:style-name="ce52" table:formula="of:=[.H121]/[.F121]" office:value-type="float" office:value="342.768528387257" calcext:value-type="float">
            <text:p/>
          </table:table-cell>
          <table:table-cell table:style-name="ce51" table:formula="of:=([.H110]/([.D110]*[.C110]) * ([.C121]*[.D121]) * [.E121]) /[.E110]" office:value-type="float" office:value="28381.2341504649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71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6" calcext:value-type="float">
            <text:p>1906</text:p>
          </table:table-cell>
          <table:table-cell table:style-name="ce6" office:value-type="string" calcext:value-type="string">
            <text:p>LNWR Precursor Tank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000" calcext:value-type="float">
            <text:p>200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8" calcext:value-type="float">
            <text:p>68</text:p>
          </table:table-cell>
          <table:table-cell table:style-name="ce52" table:formula="of:=[.H122]/[.F122]" office:value-type="float" office:value="360.084862347306" calcext:value-type="float">
            <text:p/>
          </table:table-cell>
          <table:table-cell table:style-name="ce51" table:formula="of:=([.H110]/([.D110]*[.C110]) * ([.C122]*[.D122]) * [.E122]) /[.E110]" office:value-type="float" office:value="24485.770639616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I3 Class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246" calcext:value-type="float">
            <text:p>1246</text:p>
          </table:table-cell>
          <table:table-cell table:style-name="ce6" office:value-type="float" office:value="180" calcext:value-type="float">
            <text:p>180</text:p>
          </table:table-cell>
          <table:table-cell table:style-name="ce35" office:value-type="float" office:value="98" calcext:value-type="float">
            <text:p>98</text:p>
          </table:table-cell>
          <table:table-cell table:style-name="ce52" table:formula="of:=[.H123]/[.F123]" office:value-type="float" office:value="200.96187715666" calcext:value-type="float">
            <text:p/>
          </table:table-cell>
          <table:table-cell table:style-name="ce51" table:formula="of:=([.H164]/([.D164]*[.C164]) * ([.C123]*[.D123]) * [.E123]) /[.E164]" office:value-type="float" office:value="19694.263961352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54" calcext:value-type="float">
            <text:p>254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GWR 4000 “Star”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145" calcext:value-type="float">
            <text:p>214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.H124]/[.F124]" office:value-type="float" office:value="334.17576087507" calcext:value-type="float">
            <text:p/>
          </table:table-cell>
          <table:table-cell table:style-name="ce51" table:formula="of:=([.H110]/([.D110]*[.C110]) * ([.C124]*[.D124]) * [.E124]) /[.E110]" office:value-type="float" office:value="41437.794348508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MR 2000 “Flatiron”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331" calcext:value-type="float">
            <text:p>1331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83" calcext:value-type="float">
            <text:p>83</text:p>
          </table:table-cell>
          <table:table-cell table:style-name="ce52" table:formula="of:=[.H125]/[.F125]" office:value-type="float" office:value="187.404648178513" calcext:value-type="float">
            <text:p/>
          </table:table-cell>
          <table:table-cell table:style-name="ce51" table:formula="of:=([.H110]/([.D110]*[.C110]) * ([.C125]*[.D125]) * [.E125]) /[.E110]" office:value-type="float" office:value="15554.5857988166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7" calcext:value-type="float">
            <text:p>1907</text:p>
          </table:table-cell>
          <table:table-cell table:style-name="ce6" office:value-type="string" calcext:value-type="string">
            <text:p>LBSCR B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290" calcext:value-type="float">
            <text:p>129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67" calcext:value-type="float">
            <text:p>67</text:p>
          </table:table-cell>
          <table:table-cell table:style-name="ce52" table:formula="of:=[.H126]/[.F126]" office:value-type="float" office:value="203.577421430464" calcext:value-type="float">
            <text:p/>
          </table:table-cell>
          <table:table-cell table:style-name="ce51" table:formula="of:=([.H110]/([.D110]*[.C110]) * ([.C126]*[.D126]) * [.E126]) /[.E110]" office:value-type="float" office:value="13639.687235841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NWR Renown Class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450" calcext:value-type="float">
            <text:p>145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73" calcext:value-type="float">
            <text:p>73</text:p>
          </table:table-cell>
          <table:table-cell table:style-name="ce52" table:formula="of:=[.H127]/[.F127]" office:value-type="float" office:value="232.126935235471" calcext:value-type="float">
            <text:p/>
          </table:table-cell>
          <table:table-cell table:style-name="ce51" table:formula="of:=([.H111]/([.D111]*[.C111]) * ([.C127]*[.D127]) * [.E127]) /[.E111]" office:value-type="float" office:value="16945.266272189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8" calcext:value-type="float">
            <text:p>1908</text:p>
          </table:table-cell>
          <table:table-cell table:style-name="ce6" office:value-type="string" calcext:value-type="string">
            <text:p>LBSCR C2x Class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1300" calcext:value-type="float">
            <text:p>1300</text:p>
          </table:table-cell>
          <table:table-cell table:style-name="ce6" office:value-type="float" office:value="170" calcext:value-type="float">
            <text:p>170</text:p>
          </table:table-cell>
          <table:table-cell table:style-name="ce35" office:value-type="float" office:value="85" calcext:value-type="float">
            <text:p>85</text:p>
          </table:table-cell>
          <table:table-cell table:style-name="ce52" table:formula="of:=[.H128]/[.F128]" office:value-type="float" office:value="157.0905285191" calcext:value-type="float">
            <text:p/>
          </table:table-cell>
          <table:table-cell table:style-name="ce51" table:formula="of:=([.H110]/([.D110]*[.C110]) * ([.C128]*[.D128]) * [.E128]) /[.E110]" office:value-type="float" office:value="13352.694924123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09" calcext:value-type="float">
            <text:p>1909</text:p>
          </table:table-cell>
          <table:table-cell table:style-name="ce6" office:value-type="string" calcext:value-type="string">
            <text:p>TGR K Class (2ft gauge)</text:p>
          </table:table-cell>
          <table:table-cell table:style-name="ce17" office:value-type="float" office:value="14.8" calcext:value-type="float">
            <text:p>14.8</text:p>
          </table:table-cell>
          <table:table-cell table:style-name="ce17" office:value-type="float" office:value="628" calcext:value-type="float">
            <text:p>628</text:p>
          </table:table-cell>
          <table:table-cell table:style-name="ce6" office:value-type="float" office:value="195" calcext:value-type="float">
            <text:p>195</text:p>
          </table:table-cell>
          <table:table-cell table:style-name="ce35" office:value-type="float" office:value="72" calcext:value-type="float">
            <text:p>72</text:p>
          </table:table-cell>
          <table:table-cell table:style-name="ce52" table:formula="of:=[.H129]/[.F129]" office:value-type="float" office:value="80.0472701901273" calcext:value-type="float">
            <text:p/>
          </table:table-cell>
          <table:table-cell table:style-name="ce51" table:formula="of:=([.H112]/([.D112]*[.C112]) * ([.C129]*[.D129]) * [.E129]) /[.E112]" office:value-type="float" office:value="5763.40345368917" calcext:value-type="float">
            <text:p/>
          </table:table-cell>
          <table:table-cell table:style-name="ce55" office:value-type="string" calcext:value-type="string">
            <text:p>Y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TGR_K_class</text:p>
          </table:table-cell>
          <table:table-cell table:style-name="ce16"/>
          <table:table-cell table:style-name="ce6" table:number-columns-repeated="1012"/>
        </table:table-row>
        <table:table-row table:style-name="ro2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MR 483 Clas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5" calcext:value-type="float">
            <text:p>1235</text:p>
          </table:table-cell>
          <table:table-cell table:style-name="ce18" office:value-type="float" office:value="175" calcext:value-type="float">
            <text:p>175</text:p>
          </table:table-cell>
          <table:table-cell table:style-name="ce35" office:value-type="float" office:value="78" calcext:value-type="float">
            <text:p>78</text:p>
          </table:table-cell>
          <table:table-cell table:style-name="ce51" table:formula="of:=[.H130]/[.F130]" office:value-type="float" office:value="185.034516765286" calcext:value-type="float">
            <text:p/>
          </table:table-cell>
          <table:table-cell table:style-name="ce51" table:formula="of:=([.H101]/([.D101]*[.C101]) * ([.C130]*[.D130]) * [.E130]) /[.E101]" office:value-type="float" office:value="14432.6923076923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9" office:value-type="string" calcext:value-type="string">
            <text:p>??</text:p>
          </table:table-cell>
          <table:table-cell table:style-name="ce6" table:number-columns-repeated="1013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GWR 4000 “Star” (s'heated)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1840" calcext:value-type="float">
            <text:p>18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24" calcext:value-type="float">
            <text:p>124</text:p>
          </table:table-cell>
          <table:table-cell table:style-name="ce52" table:formula="of:=[.H131]/[.F131]" office:value-type="float" office:value="441.667176951288" calcext:value-type="float">
            <text:p/>
          </table:table-cell>
          <table:table-cell table:style-name="ce51" table:formula="of:=([.H151]/([.D151]*[.C151]) * ([.C131]*[.D131]) * [.E131]) /[.E151]" office:value-type="float" office:value="54766.729941959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George V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1540" calcext:value-type="float">
            <text:p>1540</text:p>
          </table:table-cell>
          <table:table-cell table:style-name="ce6" office:value-type="float" office:value="175" calcext:value-type="float">
            <text:p>175</text:p>
          </table:table-cell>
          <table:table-cell table:style-name="ce35" office:value-type="float" office:value="92" calcext:value-type="float">
            <text:p>92</text:p>
          </table:table-cell>
          <table:table-cell table:style-name="ce52" table:formula="of:=[.H132]/[.F132]" office:value-type="float" office:value="307.98684266735" calcext:value-type="float">
            <text:p/>
          </table:table-cell>
          <table:table-cell table:style-name="ce51" table:formula="of:=([.H176]/([.D176]*[.C176]) * ([.C132]*[.D132]) * [.E132]) /[.E176]" office:value-type="float" office:value="28334.789525396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00" calcext:value-type="float">
            <text:p>300</text:p>
          </table:table-cell>
          <table:table-cell table:style-name="ce69" office:value-type="string" calcext:value-type="string">
            <text:p>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Double Fairlie (s'heated)</text:p>
          </table:table-cell>
          <table:table-cell table:style-name="ce20" office:value-type="float" office:value="11.2" calcext:value-type="float">
            <text:p>11.2</text:p>
          </table:table-cell>
          <table:table-cell table:style-name="ce20" office:value-type="float" office:value="713" calcext:value-type="float">
            <text:p>713</text:p>
          </table:table-cell>
          <table:table-cell table:style-name="ce6" office:value-type="float" office:value="160" calcext:value-type="float">
            <text:p>160</text:p>
          </table:table-cell>
          <table:table-cell table:style-name="ce32" office:value-type="float" office:value="41" calcext:value-type="float">
            <text:p>41</text:p>
          </table:table-cell>
          <table:table-cell table:style-name="ce52" table:formula="of:=[.H133]/[.F133]" office:value-type="float" office:value="114.020159389742" calcext:value-type="float">
            <text:p/>
          </table:table-cell>
          <table:table-cell table:style-name="ce51" table:formula="of:=([.H164]/([.D164]*[.C164]) * ([.C133]*[.D133]) * [.E133]) /[.E164]" office:value-type="float" office:value="4674.8265349794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100" calcext:value-type="float">
            <text:p>100</text:p>
          </table:table-cell>
          <table:table-cell table:style-name="ce69" office:value-type="string" calcext:value-type="string">
            <text:p>http://www.festipedia.org.uk/wiki/Earl_Of_Merioneth_II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FR Single Fairle (s' heated)</text:p>
          </table:table-cell>
          <table:table-cell table:number-columns-repeated="2" table:style-name="ce16" office:value-type="string" calcext:value-type="string">
            <text:p>Not available</text:p>
          </table:table-cell>
          <table:table-cell table:style-name="ce18" office:value-type="float" office:value="160" calcext:value-type="float">
            <text:p>160</text:p>
          </table:table-cell>
          <table:table-cell table:style-name="ce36" office:value-type="float" office:value="20" calcext:value-type="float">
            <text:p>20</text:p>
          </table:table-cell>
          <table:table-cell table:style-name="ce52" table:formula="of:=[.H134]/[.F134]" office:value-type="float" office:value="85.8494379108875" calcext:value-type="float">
            <text:p/>
          </table:table-cell>
          <table:table-cell table:style-name="ce51" table:formula="of:=([.H133]/[.H52])*[.H63]" office:value-type="float" office:value="1716.9887582177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0" calcext:value-type="float">
            <text:p>50</text:p>
          </table:table-cell>
          <table:table-cell table:style-name="ce69" office:value-type="string" calcext:value-type="string">
            <text:p>http://www.festipedia.org.uk/wiki/Taliesin_III 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BSCR J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86" calcext:value-type="float">
            <text:p>1586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84" calcext:value-type="float">
            <text:p>84</text:p>
          </table:table-cell>
          <table:table-cell table:style-name="ce52" table:formula="of:=[.H135]/[.F135]" office:value-type="float" office:value="383.487637030121" calcext:value-type="float">
            <text:p/>
          </table:table-cell>
          <table:table-cell table:style-name="ce51" table:formula="of:=([.H176]/([.D176]*[.C176]) * ([.C135]*[.D135]) * [.E135]) /[.E176]" office:value-type="float" office:value="32212.961510530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57" calcext:value-type="float">
            <text:p>357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0" calcext:value-type="float">
            <text:p>1910</text:p>
          </table:table-cell>
          <table:table-cell table:style-name="ce6" office:value-type="string" calcext:value-type="string">
            <text:p>LNWR PoW Tank</text:p>
          </table:table-cell>
          <table:table-cell table:style-name="ce21" office:value-type="float" office:value="23.9" calcext:value-type="float">
            <text:p>23.9</text:p>
          </table:table-cell>
          <table:table-cell table:style-name="ce21" office:value-type="float" office:value="1333.5" calcext:value-type="float">
            <text:p>1333.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2" calcext:value-type="float">
            <text:p>102</text:p>
          </table:table-cell>
          <table:table-cell table:style-name="ce52" table:formula="of:=[.H136]/[.F136]" office:value-type="float" office:value="261.316804346242" calcext:value-type="float">
            <text:p/>
          </table:table-cell>
          <table:table-cell table:style-name="ce51" table:formula="of:=([.H176]/([.D176]*[.C176]) * ([.C136]*[.D136]) * [.E136]) /[.E176]" office:value-type="float" office:value="26654.314043316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18" office:value-type="float" office:value="350" calcext:value-type="float">
            <text:p>350</text:p>
          </table:table-cell>
          <table:table-cell table:style-name="ce69" office:value-type="string" calcext:value-type="string">
            <text:p>http://www.lnwrs.org.uk/PassLocos/PassLoco.php?loco=15a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H2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50" calcext:value-type="float">
            <text:p>2050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92" calcext:value-type="float">
            <text:p>92</text:p>
          </table:table-cell>
          <table:table-cell table:style-name="ce52" table:formula="of:=[.H137]/[.F137]" office:value-type="float" office:value="575.346339206634" calcext:value-type="float">
            <text:p/>
          </table:table-cell>
          <table:table-cell table:style-name="ce51" table:formula="of:=([.H151]/([.D151]*[.C151]) * ([.C137]*[.D137]) * [.E137]) /[.E151]" office:value-type="float" office:value="52931.863207010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60" calcext:value-type="float">
            <text:p>46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NWR Prince of Wales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575" calcext:value-type="float">
            <text:p>157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97" calcext:value-type="float">
            <text:p>97</text:p>
          </table:table-cell>
          <table:table-cell table:style-name="ce52" table:formula="of:=[.H138]/[.F138]" office:value-type="float" office:value="339.488777115859" calcext:value-type="float">
            <text:p/>
          </table:table-cell>
          <table:table-cell table:style-name="ce51" table:formula="of:=([.H176]/([.D176]*[.C176]) * ([.C138]*[.D138]) * [.E138]) /[.E176]" office:value-type="float" office:value="32930.411380238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00" calcext:value-type="float">
            <text:p>30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LBSCR A1X Class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489" calcext:value-type="float">
            <text:p>489</text:p>
          </table:table-cell>
          <table:table-cell table:style-name="ce6" office:value-type="float" office:value="150" calcext:value-type="float">
            <text:p>150</text:p>
          </table:table-cell>
          <table:table-cell table:style-name="ce36" office:value-type="float" office:value="48" calcext:value-type="float">
            <text:p>48</text:p>
          </table:table-cell>
          <table:table-cell table:style-name="ce52" table:formula="of:=[.H139]/[.F139]" office:value-type="float" office:value="48.5939198164473" calcext:value-type="float">
            <text:p/>
          </table:table-cell>
          <table:table-cell table:style-name="ce51" table:formula="of:=([.H110]/([.D110]*[.C110]) * ([.C139]*[.D139]) * [.E139]) /[.E110]" office:value-type="float" office:value="2332.5081511894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1" calcext:value-type="float">
            <text:p>1911</text:p>
          </table:table-cell>
          <table:table-cell table:style-name="ce6" office:value-type="string" calcext:value-type="string">
            <text:p>MR 3835 Class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160" calcext:value-type="float">
            <text:p>1160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09" calcext:value-type="float">
            <text:p>109</text:p>
          </table:table-cell>
          <table:table-cell table:style-name="ce52" table:formula="of:=[.H140]/[.F140]" office:value-type="float" office:value="186.907778353891" calcext:value-type="float">
            <text:p/>
          </table:table-cell>
          <table:table-cell table:style-name="ce51" table:formula="of:=([.H176]/([.D176]*[.C176]) * ([.C140]*[.D140]) * [.E140]) /[.E176]" office:value-type="float" office:value="20372.947840574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5" calcext:value-type="float">
            <text:p>25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2" calcext:value-type="float">
            <text:p>1912</text:p>
          </table:table-cell>
          <table:table-cell table:style-name="ce6" office:value-type="string" calcext:value-type="string">
            <text:p>LNWR G1 Class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1770" calcext:value-type="float">
            <text:p>177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114" calcext:value-type="float">
            <text:p>114</text:p>
          </table:table-cell>
          <table:table-cell table:style-name="ce52" table:formula="of:=[.H141]/[.F141]" office:value-type="float" office:value="284.930001281558" calcext:value-type="float">
            <text:p/>
          </table:table-cell>
          <table:table-cell table:style-name="ce51" table:formula="of:=([.H176]/([.D176]*[.C176]) * ([.C141]*[.D141]) * [.E141]) /[.E176]" office:value-type="float" office:value="32482.020146097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0" calcext:value-type="float">
            <text:p>380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BSCR K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18" calcext:value-type="float">
            <text:p>118</text:p>
          </table:table-cell>
          <table:table-cell table:style-name="ce52" table:formula="of:=[.H142]/[.F142]" office:value-type="float" office:value="228.346260751148" calcext:value-type="float">
            <text:p/>
          </table:table-cell>
          <table:table-cell table:style-name="ce51" table:formula="of:=([.H151]/([.D151]*[.C151]) * ([.C142]*[.D142]) * [.E142]) /[.E151]" office:value-type="float" office:value="26944.858768635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3" calcext:value-type="float">
            <text:p>1913</text:p>
          </table:table-cell>
          <table:table-cell table:style-name="ce6" office:value-type="string" calcext:value-type="string">
            <text:p>LNWR Claughton Class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815" calcext:value-type="float">
            <text:p>181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120" calcext:value-type="float">
            <text:p>120</text:p>
          </table:table-cell>
          <table:table-cell table:style-name="ce52" table:formula="of:=[.H143]/[.F143]" office:value-type="float" office:value="402.020159041766" calcext:value-type="float">
            <text:p/>
          </table:table-cell>
          <table:table-cell table:style-name="ce51" table:formula="of:=([.H151]/([.D151]*[.C151]) * ([.C143]*[.D143]) * [.E143]) /[.E151]" office:value-type="float" office:value="48242.41908501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415" calcext:value-type="float">
            <text:p>415</text:p>
          </table:table-cell>
          <table:table-cell table:style-name="ce69" office:value-type="string" calcext:value-type="string">
            <text:p>http://orion.math.iastate.edu/jdhsmith/term/slgblnw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4" calcext:value-type="float">
            <text:p>1914</text:p>
          </table:table-cell>
          <table:table-cell table:style-name="ce6" office:value-type="string" calcext:value-type="string">
            <text:p>LBSCR L Class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687" calcext:value-type="float">
            <text:p>1687</text:p>
          </table:table-cell>
          <table:table-cell table:style-name="ce6" office:value-type="float" office:value="170" calcext:value-type="float">
            <text:p>170</text:p>
          </table:table-cell>
          <table:table-cell table:style-name="ce36" office:value-type="float" office:value="108" calcext:value-type="float">
            <text:p>108</text:p>
          </table:table-cell>
          <table:table-cell table:style-name="ce52" table:formula="of:=[.H144]/[.F144]" office:value-type="float" office:value="342.643543936093" calcext:value-type="float">
            <text:p/>
          </table:table-cell>
          <table:table-cell table:style-name="ce51" table:formula="of:=([.H176]/([.D176]*[.C176]) * ([.C144]*[.D144]) * [.E144]) /[.E176]" office:value-type="float" office:value="37005.50274509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83" calcext:value-type="float">
            <text:p>383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15" calcext:value-type="float">
            <text:p>1915</text:p>
          </table:table-cell>
          <table:table-cell table:style-name="ce6" office:value-type="string" calcext:value-type="string">
            <text:p>Metropolitan G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1" calcext:value-type="float">
            <text:p>91</text:p>
          </table:table-cell>
          <table:table-cell table:style-name="ce52" table:formula="of:=[.H145]/[.F145]" office:value-type="float" office:value="162.447239731104" calcext:value-type="float">
            <text:p/>
          </table:table-cell>
          <table:table-cell table:style-name="ce51" table:formula="of:=([.H164]/([.D164]*[.C164]) * ([.C145]*[.D145]) * [.E145]) /[.E164]" office:value-type="float" office:value="14782.698815530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197" calcext:value-type="float">
            <text:p>197</text:p>
          </table:table-cell>
          <table:table-cell table:style-name="ce69" office:value-type="string" calcext:value-type="string">
            <text:p>http://en.wikipedia.org/wiki/Metropolitan_Railway_G_Class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18" calcext:value-type="float">
            <text:p>1918</text:p>
          </table:table-cell>
          <table:table-cell table:style-name="ce6" office:value-type="string" calcext:value-type="string">
            <text:p>LSWR N15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9" calcext:value-type="float">
            <text:p>119</text:p>
          </table:table-cell>
          <table:table-cell table:style-name="ce52" table:formula="of:=[.H146]/[.F146]" office:value-type="float" office:value="407.702325220746" calcext:value-type="float">
            <text:p/>
          </table:table-cell>
          <table:table-cell table:style-name="ce51" table:formula="of:=([.H176]/([.D176]*[.C176]) * ([.C146]*[.D146]) * [.E146]) /[.E176]" office:value-type="float" office:value="48516.576701268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sw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R 2000 Class (superheated)</text:p>
          </table:table-cell>
          <table:table-cell table:style-name="ce21" office:value-type="float" office:value="21.1" calcext:value-type="float">
            <text:p>21.1</text:p>
          </table:table-cell>
          <table:table-cell table:style-name="ce21" office:value-type="float" office:value="1167.25" calcext:value-type="float">
            <text:p>1167.25</text:p>
          </table:table-cell>
          <table:table-cell table:style-name="ce6" office:value-type="float" office:value="175" calcext:value-type="float">
            <text:p>175</text:p>
          </table:table-cell>
          <table:table-cell table:style-name="ce36" office:value-type="float" office:value="88" calcext:value-type="float">
            <text:p>88</text:p>
          </table:table-cell>
          <table:table-cell table:style-name="ce52" table:formula="of:=[.H147]/[.F147]" office:value-type="float" office:value="209.584645962137" calcext:value-type="float">
            <text:p/>
          </table:table-cell>
          <table:table-cell table:style-name="ce51" table:formula="of:=((([.H164]/([.D164]*[.C164])*([.C147]*[.D147])*[.E147])/[.E164])+(([.H151]/([.D151]*[.C151])*([.C147]*[.D147])*[.E147])/[.E151]))/2" office:value-type="float" office:value="18443.44884466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252.75" calcext:value-type="float">
            <text:p>252.75</text:p>
          </table:table-cell>
          <table:table-cell table:style-name="ce69" office:value-type="string" calcext:value-type="string">
            <text:p>http://orion.math.iastate.edu/jdhsmith/term/slgbmr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6" office:value-type="float" office:value="1920" calcext:value-type="float">
            <text:p>1920</text:p>
          </table:table-cell>
          <table:table-cell table:style-name="ce6" office:value-type="string" calcext:value-type="string">
            <text:p>Metropolitan H Class</text:p>
          </table:table-cell>
          <table:table-cell table:style-name="ce21" office:value-type="float" office:value="21.4" calcext:value-type="float">
            <text:p>21.4</text:p>
          </table:table-cell>
          <table:table-cell table:style-name="ce21" office:value-type="float" office:value="1180" calcext:value-type="float">
            <text:p>1180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82" calcext:value-type="float">
            <text:p>82</text:p>
          </table:table-cell>
          <table:table-cell table:style-name="ce52" table:formula="of:=[.H148]/[.F148]" office:value-type="float" office:value="241.409644291595" calcext:value-type="float">
            <text:p/>
          </table:table-cell>
          <table:table-cell table:style-name="ce51" table:formula="of:=([.H152]/([.D152]*[.C152]) * ([.C148]*[.D148]) * [.E148]) /[.E152]" office:value-type="float" office:value="19795.590831910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164" calcext:value-type="float">
            <text:p>164</text:p>
          </table:table-cell>
          <table:table-cell table:style-name="ce69" office:value-type="string" calcext:value-type="string">
            <text:p>http://en.wikipedia.org/wiki/Metropolitan_Railway_H_Class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NER A1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930" calcext:value-type="float">
            <text:p>293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33" calcext:value-type="float">
            <text:p>133</text:p>
          </table:table-cell>
          <table:table-cell table:style-name="ce52" table:formula="of:=[.H149]/[.F149]" office:value-type="float" office:value="668.628780494927" calcext:value-type="float">
            <text:p/>
          </table:table-cell>
          <table:table-cell table:style-name="ce51" table:formula="of:=([.H181]/([.D181]*[.C181]) * ([.C149]*[.D149]) * [.E149]) /[.E181]" office:value-type="float" office:value="88927.627805825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525" calcext:value-type="float">
            <text:p>52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SR “King Arthur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880" calcext:value-type="float">
            <text:p>1880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52" table:formula="of:=[.H150]/[.F150]" office:value-type="float" office:value="474.655537259093" calcext:value-type="float">
            <text:p/>
          </table:table-cell>
          <table:table-cell table:style-name="ce51" table:formula="of:=([.H176]/([.D176]*[.C176]) * ([.C150]*[.D150]) * [.E150]) /[.E176]" office:value-type="float" office:value="50313.4869494639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58" office:value-type="float" office:value="335" calcext:value-type="float">
            <text:p>33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2"/>
        </table:table-row>
        <table:table-row table:style-name="ro4">
          <table:table-cell table:style-name="ce6" office:value-type="float" office:value="1922" calcext:value-type="float">
            <text:p>1922</text:p>
          </table:table-cell>
          <table:table-cell table:style-name="ce6" office:value-type="string" calcext:value-type="string">
            <text:p>LBSCR B4x Class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1294" calcext:value-type="float">
            <text:p>1294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7" calcext:value-type="float">
            <text:p>87</text:p>
          </table:table-cell>
          <table:table-cell table:style-name="ce52" table:formula="of:=[.H151]/[.F151]" office:value-type="float" office:value="327.929315642623" calcext:value-type="float">
            <text:p/>
          </table:table-cell>
          <table:table-cell table:style-name="ce51" table:formula="of:=([.H152]/([.D152]*[.C152]) * ([.C151]*[.D151]) * [.E151]) /[.E152]" office:value-type="float" office:value="28529.8504609082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79" calcext:value-type="float">
            <text:p>279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16"/>
          <table:table-cell table:style-name="ce6" table:number-columns-repeated="1012"/>
        </table:table-row>
        <table:table-row table:style-name="ro3">
          <table:table-cell table:style-name="ce4" office:value-type="float" office:value="1923" calcext:value-type="float">
            <text:p>1923</text:p>
          </table:table-cell>
          <table:table-cell table:style-name="ce4" office:value-type="string" calcext:value-type="string">
            <text:p>GWR 4073 “Castle” Class</text:p>
          </table:table-cell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2020" calcext:value-type="float">
            <text:p>2020</text:p>
          </table:table-cell>
          <table:table-cell table:style-name="ce4" office:value-type="float" office:value="225" calcext:value-type="float">
            <text:p>225</text:p>
          </table:table-cell>
          <table:table-cell table:style-name="ce39" office:value-type="float" office:value="141" calcext:value-type="float">
            <text:p>141</text:p>
          </table:table-cell>
          <table:table-cell table:style-name="ce53" office:value-type="float" office:value="458" calcext:value-type="float">
            <text:p>458</text:p>
          </table:table-cell>
          <table:table-cell table:style-name="ce43" table:formula="of:=[.G152]*[.F152]" office:value-type="float" office:value="64578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59" office:value-type="float" office:value="265" calcext:value-type="float">
            <text:p>265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10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4P</text:p>
          </table:table-cell>
          <table:table-cell table:style-name="ce21" office:value-type="float" office:value="28.5" calcext:value-type="float">
            <text:p>28.5</text:p>
          </table:table-cell>
          <table:table-cell table:style-name="ce21" table:formula="of:=147+1170" office:value-type="float" office:value="1317" calcext:value-type="float">
            <text:p/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1" calcext:value-type="float">
            <text:p>101</text:p>
          </table:table-cell>
          <table:table-cell table:style-name="ce45" table:formula="of:=[.H153]/[.F153]" office:value-type="float" office:value="355.203958873396" calcext:value-type="float">
            <text:p/>
          </table:table-cell>
          <table:table-cell table:formula="of:=([.H176]/([.D176]*[.C176]) * ([.C153]*[.D153]) * [.E153]) /[.E176]" office:value-type="float" office:value="35875.599846213" calcext:value-type="float">
            <text:p/>
          </table:table-cell>
          <table:table-cell table:style-name="ce55" office:value-type="string" calcext:value-type="string">
            <text:p>Y</text:p>
          </table:table-cell>
          <table:table-cell table:style-name="ce58" office:value-type="float" office:value="272" calcext:value-type="float">
            <text:p>272</text:p>
          </table:table-cell>
          <table:table-cell table:style-name="ce69" office:value-type="string" calcext:value-type="string">
            <text:p>http://en.wikipedia.org/wiki/LMS_Compound_4-4-0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3F “Jinty”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967" calcext:value-type="float">
            <text:p>967</text:p>
          </table:table-cell>
          <table:table-cell table:style-name="ce6" office:value-type="float" office:value="160" calcext:value-type="float">
            <text:p>160</text:p>
          </table:table-cell>
          <table:table-cell table:style-name="ce36" office:value-type="float" office:value="93" calcext:value-type="float">
            <text:p>93</text:p>
          </table:table-cell>
          <table:table-cell table:style-name="ce45" table:formula="of:=[.H154]/[.F154]" office:value-type="float" office:value="127.210228140358" calcext:value-type="float">
            <text:p/>
          </table:table-cell>
          <table:table-cell table:formula="of:=([.H140]/([.D140]*[.C140]) * ([.C154]*[.D154]) * [.E154]) /[.E140]" office:value-type="float" office:value="11830.5512170533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LMS_Fowler_Class_3F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4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LMS “Crab”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505" calcext:value-type="float">
            <text:p>1505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118" calcext:value-type="float">
            <text:p>118</text:p>
          </table:table-cell>
          <table:table-cell table:style-name="ce45" table:formula="of:=[.H155]/[.F155]" office:value-type="float" office:value="307.20166819802" calcext:value-type="float">
            <text:p/>
          </table:table-cell>
          <table:table-cell table:formula="of:=([.H176]/([.D176]*[.C176]) * ([.C155]*[.D155]) * [.E155]) /[.E176]" office:value-type="float" office:value="36249.7968473664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10" calcext:value-type="float">
            <text:p>31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4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SR “Lord Nelson”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990" calcext:value-type="float">
            <text:p>19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9" calcext:value-type="float">
            <text:p>149</text:p>
          </table:table-cell>
          <table:table-cell table:style-name="ce45" table:formula="of:=[.H156]/[.F156]" office:value-type="float" office:value="354.765512073692" calcext:value-type="float">
            <text:p/>
          </table:table-cell>
          <table:table-cell table:formula="of:=([.H164]/([.D164]*[.C164]) * ([.C156]*[.D156]) * [.E156]) /[.E164]" office:value-type="float" office:value="52860.0612989801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375" calcext:value-type="float">
            <text:p>375</text:p>
          </table:table-cell>
          <table:table-cell table:style-name="ce69" office:value-type="string" calcext:value-type="string">
            <text:p>http://orion.math.iastate.edu/jdhsmith/term/slgbsr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2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SAR NG G16</text:p>
          </table:table-cell>
          <table:table-cell table:style-name="ce21" office:value-type="float" office:value="19.5" calcext:value-type="float">
            <text:p>19.5</text:p>
          </table:table-cell>
          <table:table-cell table:style-name="ce21" office:value-type="float" office:value="921.1" calcext:value-type="float">
            <text:p>921.1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84" calcext:value-type="float">
            <text:p>84</text:p>
          </table:table-cell>
          <table:table-cell table:style-name="ce45" table:formula="of:=[.H157]/[.F157]" office:value-type="float" office:value="183.938717196683" calcext:value-type="float">
            <text:p/>
          </table:table-cell>
          <table:table-cell table:formula="of:=([.H176]/([.D176]*[.C176]) * ([.C157]*[.D157]) * [.E157]) /[.E176]" office:value-type="float" office:value="15450.8522445213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49" calcext:value-type="float">
            <text:p>149</text:p>
          </table:table-cell>
          <table:table-cell table:style-name="ce69" office:value-type="string" calcext:value-type="string">
            <text:p>http://en.wikipedia.org/wiki/South_African_Class_NG_G16_2-6-2%2B2-6-2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2200" calcext:value-type="float">
            <text:p>220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77" calcext:value-type="float">
            <text:p>177</text:p>
          </table:table-cell>
          <table:table-cell table:style-name="ce45" table:formula="of:=[.H158]/[.F158]" office:value-type="float" office:value="517.631915149434" calcext:value-type="float">
            <text:p/>
          </table:table-cell>
          <table:table-cell table:formula="of:=([.H151]/([.D151]*[.C151]) * ([.C158]*[.D158]) * [.E158]) /[.E151]" office:value-type="float" office:value="91620.8489814499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90" calcext:value-type="float">
            <text:p>290</text:p>
          </table:table-cell>
          <table:table-cell table:style-name="ce69" office:value-type="string" calcext:value-type="string">
            <text:p>http://orion.math.iastate.edu/jdhsmith/term/slgbgw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4P Tank (3 cylinder)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6" office:value-type="float" office:value="106" calcext:value-type="float">
            <text:p>106</text:p>
          </table:table-cell>
          <table:table-cell table:style-name="ce45" table:formula="of:=[.H159]/[.F159]" office:value-type="float" office:value="307.976061456769" calcext:value-type="float">
            <text:p/>
          </table:table-cell>
          <table:table-cell table:formula="of:=([.H176]/([.D176]*[.C176])*([.C159]*[.D159])*[.E159])/[.E176]" office:value-type="float" office:value="32645.4625144175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185" calcext:value-type="float">
            <text:p>185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Garratt</text:p>
          </table:table-cell>
          <table:table-cell table:style-name="ce21" office:value-type="float" office:value="44.5" calcext:value-type="float">
            <text:p>44.5</text:p>
          </table:table-cell>
          <table:table-cell table:style-name="ce21" table:formula="of:=183+1954" office:value-type="float" office:value="2137" calcext:value-type="float">
            <text:p/>
          </table:table-cell>
          <table:table-cell table:style-name="ce6" office:value-type="float" office:value="190" calcext:value-type="float">
            <text:p>190</text:p>
          </table:table-cell>
          <table:table-cell table:style-name="ce36" office:value-type="float" office:value="203" calcext:value-type="float">
            <text:p>203</text:p>
          </table:table-cell>
          <table:table-cell table:style-name="ce45" table:formula="of:=[.H160]/[.F160]" office:value-type="float" office:value="425.363907469381" calcext:value-type="float">
            <text:p/>
          </table:table-cell>
          <table:table-cell table:formula="of:=([.H176]/([.D176]*[.C176])*([.C160]*[.D160])*[.E160])/[.E176]" office:value-type="float" office:value="86348.8732162843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66" calcext:value-type="float">
            <text:p>466</text:p>
          </table:table-cell>
          <table:table-cell table:style-name="ce69" office:value-type="string" calcext:value-type="string">
            <text:p>http://en.wikipedia.org/wiki/LMS_Garratt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Royal Scot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2080" calcext:value-type="float">
            <text:p>2080</text:p>
          </table:table-cell>
          <table:table-cell table:style-name="ce6" office:value-type="float" office:value="250" calcext:value-type="float">
            <text:p>250</text:p>
          </table:table-cell>
          <table:table-cell table:style-name="ce36" office:value-type="float" office:value="148" calcext:value-type="float">
            <text:p>148</text:p>
          </table:table-cell>
          <table:table-cell table:style-name="ce45" table:formula="of:=[.H161]/[.F161]" office:value-type="float" office:value="499.409239246638" calcext:value-type="float">
            <text:p/>
          </table:table-cell>
          <table:table-cell table:formula="of:=([.H184]/([.D184]*[.C184])*([.C161]*[.D161])*[.E161])/[.E184]" office:value-type="float" office:value="73912.5674085024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400" calcext:value-type="float">
            <text:p>400</text:p>
          </table:table-cell>
          <table:table-cell table:style-name="ce69" office:value-type="string" calcext:value-type="string">
            <text:p>http://orion.math.iastate.edu/jdhsmith/term/slgblms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A3 Class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2690" calcext:value-type="float">
            <text:p>2690</text:p>
          </table:table-cell>
          <table:table-cell table:style-name="ce6" office:value-type="float" office:value="220" calcext:value-type="float">
            <text:p>220</text:p>
          </table:table-cell>
          <table:table-cell table:style-name="ce36" office:value-type="float" office:value="146" calcext:value-type="float">
            <text:p>146</text:p>
          </table:table-cell>
          <table:table-cell table:style-name="ce45" table:formula="of:=[.H162]/[.F162]" office:value-type="float" office:value="683.468788934699" calcext:value-type="float">
            <text:p/>
          </table:table-cell>
          <table:table-cell table:formula="of:=([.H181]/([.D181]*[.C181])*([.C162]*[.D162])*[.E162])/[.E181]" office:value-type="float" office:value="99786.443184466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635" calcext:value-type="float">
            <text:p>63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D49 Class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400" calcext:value-type="float">
            <text:p>1400</text:p>
          </table:table-cell>
          <table:table-cell table:style-name="ce6" office:value-type="float" office:value="180" calcext:value-type="float">
            <text:p>180</text:p>
          </table:table-cell>
          <table:table-cell table:style-name="ce36" office:value-type="float" office:value="96" calcext:value-type="float">
            <text:p>96</text:p>
          </table:table-cell>
          <table:table-cell table:style-name="ce45" table:formula="of:=[.H163]/[.F163]" office:value-type="float" office:value="312.936273302127" calcext:value-type="float">
            <text:p/>
          </table:table-cell>
          <table:table-cell table:formula="of:=([.H184]/([.D184]*[.C184])*([.C163]*[.D163])*[.E163])/[.E184]" office:value-type="float" office:value="30041.8822370042" calcext:value-type="float">
            <text:p/>
          </table:table-cell>
          <table:table-cell table:style-name="ce57" office:value-type="string" calcext:value-type="string">
            <text:p>N</text:p>
          </table:table-cell>
          <table:table-cell table:style-name="ce58" office:value-type="float" office:value="275" calcext:value-type="float">
            <text:p>275</text:p>
          </table:table-cell>
          <table:table-cell table:style-name="ce69" office:value-type="string" calcext:value-type="string">
            <text:p>http://orion.math.iastate.edu/jdhsmith/term/slgbln1.htm</text:p>
          </table:table-cell>
          <table:table-cell table:style-name="ce16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table:style-name="ce4" office:value-type="string" calcext:value-type="string">
            <text:p>GWR 4900 Hall Class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21" calcext:value-type="float">
            <text:p>121</text:p>
          </table:table-cell>
          <table:table-cell table:style-name="ce43" office:value-type="float" office:value="338" calcext:value-type="float">
            <text:p>338</text:p>
          </table:table-cell>
          <table:table-cell table:style-name="ce43" table:formula="of:=[.G164]*[.F164]" office:value-type="float" office:value="40898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MS 2P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1034+124" office:value-type="float" office:value="1158" calcext:value-type="float">
            <text:p/>
          </table:table-cell>
          <table:table-cell table:style-name="ce8" office:value-type="float" office:value="180" calcext:value-type="float">
            <text:p>180</text:p>
          </table:table-cell>
          <table:table-cell table:style-name="ce40" office:value-type="float" office:value="79" calcext:value-type="float">
            <text:p>79</text:p>
          </table:table-cell>
          <table:table-cell table:style-name="ce45" table:formula="of:=[.H165]/[.F165]" office:value-type="float" office:value="264.796236695721" calcext:value-type="float">
            <text:p/>
          </table:table-cell>
          <table:table-cell table:formula="of:=([.H176]/([.D176]*[.C176])*([.C165]*[.D165])*[.E165])/[.E176]" office:value-type="float" office:value="20918.9026989619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52" calcext:value-type="float">
            <text:p>252</text:p>
          </table:table-cell>
          <table:table-cell table:style-name="ce73" office:value-type="string" calcext:value-type="string">
            <text:p>http://en.wikipedia.org/wiki/LMS_Class_2P_4-4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8" calcext:value-type="float">
            <text:p>1928</text:p>
          </table:table-cell>
          <table:table-cell table:style-name="ce8" office:value-type="string" calcext:value-type="string">
            <text:p>LNER B17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66]/[.F166]" office:value-type="float" office:value="430.086775615231" calcext:value-type="float">
            <text:p/>
          </table:table-cell>
          <table:table-cell table:formula="of:=([.H184]/([.D184]*[.C184])*([.C166]*[.D166])*[.E166])/[.E184]" office:value-type="float" office:value="43008.6775615231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GWR 57xx Class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115" calcext:value-type="float">
            <text:p>111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67]/[.F167]" office:value-type="float" office:value="159.858105856722" calcext:value-type="float">
            <text:p/>
          </table:table-cell>
          <table:table-cell table:formula="of:=([.H199]/([.D199]*[.C199])*([.C167]*[.D167])*[.E167])/[.E199]" office:value-type="float" office:value="15985.810585672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29" calcext:value-type="float">
            <text:p>1929</text:p>
          </table:table-cell>
          <table:table-cell table:style-name="ce8" office:value-type="string" calcext:value-type="string">
            <text:p>LMS 7F Class</text:p>
          </table:table-cell>
          <table:table-cell table:style-name="ce8" office:value-type="float" office:value="23.5" calcext:value-type="float">
            <text:p>23.5</text:p>
          </table:table-cell>
          <table:table-cell table:style-name="ce8" table:formula="of:=1434+150" office:value-type="float" office:value="1584" calcext:value-type="float">
            <text:p/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32" calcext:value-type="float">
            <text:p>132</text:p>
          </table:table-cell>
          <table:table-cell table:style-name="ce45" table:formula="of:=[.H168]/[.F168]" office:value-type="float" office:value="269.536537229271" calcext:value-type="float">
            <text:p/>
          </table:table-cell>
          <table:table-cell table:formula="of:=([.H176]/([.D176]*[.C176])*([.C168]*[.D168])*[.E168])/[.E176]" office:value-type="float" office:value="35578.8229142637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3" calcext:value-type="float">
            <text:p>353</text:p>
          </table:table-cell>
          <table:table-cell table:style-name="ce73" office:value-type="string" calcext:value-type="string">
            <text:p>http://en.wikipedia.org/wiki/LMS_Class_7F_0-8-0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GWR 14xx Class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955" calcext:value-type="float">
            <text:p>955</text:p>
          </table:table-cell>
          <table:table-cell table:style-name="ce8" office:value-type="float" office:value="165" calcext:value-type="float">
            <text:p>165</text:p>
          </table:table-cell>
          <table:table-cell table:style-name="ce40" office:value-type="float" office:value="62" calcext:value-type="float">
            <text:p>62</text:p>
          </table:table-cell>
          <table:table-cell table:style-name="ce45" table:formula="of:=[.H169]/[.F169]" office:value-type="float" office:value="157.898323638964" calcext:value-type="float">
            <text:p/>
          </table:table-cell>
          <table:table-cell table:formula="of:=([.H154]/([.D154]*[.C154])*([.C169]*[.D169])*[.E169])/[.E154]" office:value-type="float" office:value="9789.69606561579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Fowler 3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80" calcext:value-type="float">
            <text:p>880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98" calcext:value-type="float">
            <text:p>98</text:p>
          </table:table-cell>
          <table:table-cell table:style-name="ce45" table:formula="of:=[.H170]/[.F170]" office:value-type="float" office:value="154.489026983342" calcext:value-type="float">
            <text:p/>
          </table:table-cell>
          <table:table-cell table:formula="of:=([.H176]/([.D176]*[.C176])*([.C170]*[.D170])*[.E170])/[.E176]" office:value-type="float" office:value="15139.924644367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0" calcext:value-type="float">
            <text:p>8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LMS “Patriot”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18" calcext:value-type="float">
            <text:p>118</text:p>
          </table:table-cell>
          <table:table-cell table:style-name="ce45" table:formula="of:=[.H171]/[.F171]" office:value-type="float" office:value="417.986650761902" calcext:value-type="float">
            <text:p/>
          </table:table-cell>
          <table:table-cell table:formula="of:=([.H184]/([.D184]*[.C184])*([.C171]*[.D171])*[.E171])/[.E184]" office:value-type="float" office:value="49322.4247899045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65" calcext:value-type="float">
            <text:p>36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0" calcext:value-type="float">
            <text:p>1930</text:p>
          </table:table-cell>
          <table:table-cell table:style-name="ce8" office:value-type="string" calcext:value-type="string">
            <text:p>SR Class V “Schools”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765" calcext:value-type="float">
            <text:p>1765</text:p>
          </table:table-cell>
          <table:table-cell table:style-name="ce8" office:value-type="float" office:value="220" calcext:value-type="float">
            <text:p>220</text:p>
          </table:table-cell>
          <table:table-cell table:style-name="ce40" office:value-type="float" office:value="112" calcext:value-type="float">
            <text:p>112</text:p>
          </table:table-cell>
          <table:table-cell table:style-name="ce45" table:formula="of:=[.H172]/[.F172]" office:value-type="float" office:value="445.103131586872" calcext:value-type="float">
            <text:p/>
          </table:table-cell>
          <table:table-cell table:formula="of:=([.H184]/([.D184]*[.C184])*([.C172]*[.D172])*[.E172])/[.E184]" office:value-type="float" office:value="49851.5507377296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85" calcext:value-type="float">
            <text:p>28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2" calcext:value-type="float">
            <text:p>1932</text:p>
          </table:table-cell>
          <table:table-cell table:style-name="ce8" office:value-type="string" calcext:value-type="string">
            <text:p>LMS 2P Tank</text:p>
          </table:table-cell>
          <table:table-cell table:style-name="ce8" office:value-type="float" office:value="17.5" calcext:value-type="float">
            <text:p>17.5</text:p>
          </table:table-cell>
          <table:table-cell table:style-name="ce8" table:formula="of:=104+902" office:value-type="float" office:value="1006" calcext:value-type="float">
            <text:p/>
          </table:table-cell>
          <table:table-cell table:style-name="ce8" office:value-type="float" office:value="160" calcext:value-type="float">
            <text:p>160</text:p>
          </table:table-cell>
          <table:table-cell table:style-name="ce40" office:value-type="float" office:value="76" calcext:value-type="float">
            <text:p>76</text:p>
          </table:table-cell>
          <table:table-cell table:style-name="ce45" table:formula="of:=[.H173]/[.F173]" office:value-type="float" office:value="117.859738102653" calcext:value-type="float">
            <text:p/>
          </table:table-cell>
          <table:table-cell table:formula="of:=([.H139]/([.D139]*[.C139])*([.C173]*[.D173])*[.E173])/[.E139]" office:value-type="float" office:value="8957.34009580163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en.wikipedia.org/wiki/LMS_Stanier_Class_2_0-4-4T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“Princess Royal”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2615" calcext:value-type="float">
            <text:p>2615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79" calcext:value-type="float">
            <text:p>179</text:p>
          </table:table-cell>
          <table:table-cell table:style-name="ce45" table:formula="of:=[.H174]/[.F174]" office:value-type="float" office:value="675.90227763101" calcext:value-type="float">
            <text:p/>
          </table:table-cell>
          <table:table-cell table:formula="of:=([.H181]/([.D181]*[.C181])*([.C174]*[.D174])*[.E174])/[.E181]" office:value-type="float" office:value="120986.507695951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95" calcext:value-type="float">
            <text:p>59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8" office:value-type="float" office:value="1933" calcext:value-type="float">
            <text:p>1933</text:p>
          </table:table-cell>
          <table:table-cell table:style-name="ce8" office:value-type="string" calcext:value-type="string">
            <text:p>LMS Stanier Mogu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370" calcext:value-type="float">
            <text:p>137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17" calcext:value-type="float">
            <text:p>117</text:p>
          </table:table-cell>
          <table:table-cell table:style-name="ce45" table:formula="of:=[.H175]/[.F175]" office:value-type="float" office:value="352.544379709316" calcext:value-type="float">
            <text:p/>
          </table:table-cell>
          <table:table-cell table:formula="of:=([.H199]/([.D199]*[.C199])*([.C175]*[.D175])*[.E175])/[.E199]" office:value-type="float" office:value="41247.69242599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5" calcext:value-type="float">
            <text:p>22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8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Black Five”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3" calcext:value-type="float">
            <text:p>113</text:p>
          </table:table-cell>
          <table:table-cell table:style-name="ce45" table:formula="of:=[.H176]/[.F176]" office:value-type="float" office:value="459.610292841759" calcext:value-type="float">
            <text:p/>
          </table:table-cell>
          <table:table-cell table:formula="of:=([.H199]/([.D199]*[.C199])*([.C176]*[.D176])*[.E176])/[.E199]" office:value-type="float" office:value="51935.963091118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30" calcext:value-type="float">
            <text:p>330</text:p>
          </table:table-cell>
          <table:table-cell table:style-name="ce64" office:value-type="string" calcext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3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68" calcext:value-type="float">
            <text:p>168</text:p>
          </table:table-cell>
          <table:table-cell table:style-name="ce45" table:formula="of:=[.H177]/[.F177]" office:value-type="float" office:value="186.435346496322" calcext:value-type="float">
            <text:p/>
          </table:table-cell>
          <table:table-cell table:formula="of:=([.H184]/([.D184]*[.C184])*([.C177]*[.D177])*[.E177])/[.E184]" office:value-type="float" office:value="31321.1382113821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 calcext:value-type="float">
            <text:p>1934</text:p>
          </table:table-cell>
          <table:table-cell table:style-name="ce4" office:value-type="string" calcext:value-type="string">
            <text:p>LNER P2 Clas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15" calcext:value-type="float">
            <text:p>2715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200" calcext:value-type="float">
            <text:p>200</text:p>
          </table:table-cell>
          <table:table-cell table:style-name="ce53" office:value-type="float" office:value="653" calcext:value-type="float">
            <text:p>653</text:p>
          </table:table-cell>
          <table:table-cell table:style-name="ce43" table:formula="of:=[.G178]*[.F178]" office:value-type="float" office:value="13060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5" calcext:value-type="float">
            <text:p>775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Jubilee”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9" calcext:value-type="float">
            <text:p>119</text:p>
          </table:table-cell>
          <table:table-cell table:style-name="ce45" table:formula="of:=[.H179]/[.F179]" office:value-type="float" office:value="440.752058399117" calcext:value-type="float">
            <text:p/>
          </table:table-cell>
          <table:table-cell table:formula="of:=([.H184]/([.D184]*[.C184])*([.C179]*[.D179])*[.E179])/[.E184]" office:value-type="float" office:value="52449.49494949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10" calcext:value-type="float">
            <text:p>31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2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110" calcext:value-type="float">
            <text:p>110</text:p>
          </table:table-cell>
          <table:table-cell table:style-name="ce45" table:formula="of:=[.H180]/[.F180]" office:value-type="float" office:value="296.77693194925" calcext:value-type="float">
            <text:p/>
          </table:table-cell>
          <table:table-cell table:formula="of:=([.H199]/([.D199]*[.C199])*([.C180]*[.D180])*[.E180])/[.E199]" office:value-type="float" office:value="32645.462514417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table:style-name="ce4" office:value-type="string" calcext:value-type="string">
            <text:p>LNER A4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58" calcext:value-type="float">
            <text:p>158</text:p>
          </table:table-cell>
          <table:table-cell table:style-name="ce53" office:value-type="float" office:value="687" calcext:value-type="float">
            <text:p>687</text:p>
          </table:table-cell>
          <table:table-cell table:style-name="ce43" table:formula="of:=[.G181]*[.F181]" office:value-type="float" office:value="108546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0" calcext:value-type="float">
            <text:p>75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3P Tank (Stanier)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96" calcext:value-type="float">
            <text:p>96</text:p>
          </table:table-cell>
          <table:table-cell table:style-name="ce45" table:formula="of:=[.H182]/[.F182]" office:value-type="float" office:value="151.344491784458" calcext:value-type="float">
            <text:p/>
          </table:table-cell>
          <table:table-cell table:formula="of:=([.H164]/([.D164]*[.C164])*([.C182]*[.D182])*[.E182])/[.E164]" office:value-type="float" office:value="14529.0712113079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0" calcext:value-type="float">
            <text:p>80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Stanier 8F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44" calcext:value-type="float">
            <text:p>144</text:p>
          </table:table-cell>
          <table:table-cell table:style-name="ce45" table:formula="of:=[.H183]/[.F183]" office:value-type="float" office:value="280.282730621128" calcext:value-type="float">
            <text:p/>
          </table:table-cell>
          <table:table-cell table:formula="of:=([.H178]/([.D178]*[.C178])*([.C183]*[.D183])*[.E183])/[.E178]" office:value-type="float" office:value="40360.713209442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35" calcext:value-type="float">
            <text:p>23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table:style-name="ce4" office:value-type="string" calcext:value-type="string">
            <text:p>LNER V2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430" calcext:value-type="float">
            <text:p>2430</text:p>
          </table:table-cell>
          <table:table-cell table:style-name="ce4" office:value-type="float" office:value="220" calcext:value-type="float">
            <text:p>220</text:p>
          </table:table-cell>
          <table:table-cell table:style-name="ce30" office:value-type="float" office:value="150" calcext:value-type="float">
            <text:p>150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table:formula="of:=[.G184]*[.F184]" office:value-type="float" office:value="10050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0" calcext:value-type="float">
            <text:p>680</text:p>
          </table:table-cell>
          <table:table-cell table:style-name="ce62" office:value-type="string" calcext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MS Princess Coronatio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80" calcext:value-type="float">
            <text:p>180</text:p>
          </table:table-cell>
          <table:table-cell table:style-name="ce45" table:formula="of:=[.H185]/[.F185]" office:value-type="float" office:value="802.52127239719" calcext:value-type="float">
            <text:p/>
          </table:table-cell>
          <table:table-cell table:formula="of:=([.H181]/([.D181]*[.C181])*([.C185]*[.D185])*[.E185])/[.E181]" office:value-type="float" office:value="144453.829031494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25" calcext:value-type="float">
            <text:p>825</text:p>
          </table:table-cell>
          <table:table-cell table:style-name="ce64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NER B17-5 Class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1675" calcext:value-type="float">
            <text:p>167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5" table:formula="of:=[.H186]/[.F186]" office:value-type="float" office:value="430.086775615231" calcext:value-type="float">
            <text:p/>
          </table:table-cell>
          <table:table-cell table:formula="of:=([.H184]/([.D184]*[.C184])*([.C186]*[.D186])*[.E186])/[.E184]" office:value-type="float" office:value="43008.6775615231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43" calcext:value-type="float">
            <text:p>343</text:p>
          </table:table-cell>
          <table:table-cell table:style-name="ce73" office:value-type="string" calcext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 calcext:value-type="float">
            <text:p>1938</text:p>
          </table:table-cell>
          <table:table-cell table:style-name="ce6" office:value-type="string" calcext:value-type="string">
            <text:p>GWR Modified Prairie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480" calcext:value-type="float">
            <text:p>14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39" calcext:value-type="float">
            <text:p>139</text:p>
          </table:table-cell>
          <table:table-cell table:style-name="ce45" table:formula="of:=[.H187]/[.F187]" office:value-type="float" office:value="159.982242439354" calcext:value-type="float">
            <text:p/>
          </table:table-cell>
          <table:table-cell table:formula="of:=([.H111]/([.D111]*[.C111]) * ([.C187]*[.D187]) * [.E187]) /[.E111]" office:value-type="float" office:value="22237.531699070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90" calcext:value-type="float">
            <text:p>190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 calcext:value-type="float">
            <text:p>1941</text:p>
          </table:table-cell>
          <table:table-cell table:style-name="ce6" office:value-type="string" calcext:value-type="string">
            <text:p>SR Merchant Navy Class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2450" calcext:value-type="float">
            <text:p>245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67" calcext:value-type="float">
            <text:p>167</text:p>
          </table:table-cell>
          <table:table-cell table:style-name="ce45" table:formula="of:=[.H188]/[.F188]" office:value-type="float" office:value="575.462485338601" calcext:value-type="float">
            <text:p/>
          </table:table-cell>
          <table:table-cell table:formula="of:=([.H207]/([.D207]*[.C207]) * ([.C188]*[.D188]) * [.E188]) /[.E207]" office:value-type="float" office:value="96102.235051546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820" calcext:value-type="float">
            <text:p>8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 calcext:value-type="float">
            <text:p>1942</text:p>
          </table:table-cell>
          <table:table-cell table:style-name="ce6" office:value-type="string" calcext:value-type="string">
            <text:p>SR Q1 Class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470" calcext:value-type="float">
            <text:p>1470</text:p>
          </table:table-cell>
          <table:table-cell table:style-name="ce8" office:value-type="float" office:value="230" calcext:value-type="float">
            <text:p>230</text:p>
          </table:table-cell>
          <table:table-cell table:style-name="ce40" office:value-type="float" office:value="133" calcext:value-type="float">
            <text:p>133</text:p>
          </table:table-cell>
          <table:table-cell table:style-name="ce45" table:formula="of:=[.H189]/[.F189]" office:value-type="float" office:value="328.01660899654" calcext:value-type="float">
            <text:p/>
          </table:table-cell>
          <table:table-cell table:formula="of:=([.H199]/([.D199]*[.C199]) * ([.C189]*[.D189]) * [.E189]) /[.E199]" office:value-type="float" office:value="43626.2089965398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20" calcext:value-type="float">
            <text:p>220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MS rebuilt Royal Scot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1860" calcext:value-type="float">
            <text:p>1860</text:p>
          </table:table-cell>
          <table:table-cell table:style-name="ce8" office:value-type="float" office:value="250" calcext:value-type="float">
            <text:p>250</text:p>
          </table:table-cell>
          <table:table-cell table:style-name="ce40" office:value-type="float" office:value="148" calcext:value-type="float">
            <text:p>148</text:p>
          </table:table-cell>
          <table:table-cell table:style-name="ce45" table:formula="of:=[.H190]/[.F190]" office:value-type="float" office:value="446.587108172474" calcext:value-type="float">
            <text:p/>
          </table:table-cell>
          <table:table-cell table:formula="of:=([.H184]/([.D184]*[.C184]) * ([.C190]*[.D190]) * [.E190]) /[.E184]" office:value-type="float" office:value="66094.8920095262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50" calcext:value-type="float">
            <text:p>350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NER J94 Class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70" calcext:value-type="float">
            <text:p>170</text:p>
          </table:table-cell>
          <table:table-cell table:style-name="ce40" office:value-type="float" office:value="106" calcext:value-type="float">
            <text:p>106</text:p>
          </table:table-cell>
          <table:table-cell table:style-name="ce45" table:formula="of:=[.H191]/[.F191]" office:value-type="float" office:value="83.2312203657839" calcext:value-type="float">
            <text:p/>
          </table:table-cell>
          <table:table-cell table:formula="of:=([.H139]/([.D139]*[.C139])*([.C191]*[.D191])*[.E191])/[.E139]" office:value-type="float" office:value="8822.50935877309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3" office:value-type="string" calcext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WD 2-8-0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680" calcext:value-type="float">
            <text:p>168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52" calcext:value-type="float">
            <text:p>152</text:p>
          </table:table-cell>
          <table:table-cell table:style-name="ce45" table:formula="of:=[.H192]/[.F192]" office:value-type="float" office:value="344.655132641292" calcext:value-type="float">
            <text:p/>
          </table:table-cell>
          <table:table-cell table:formula="of:=([.H199]/([.D199]*[.C199])*([.C192]*[.D192])*[.E192])/[.E199]" office:value-type="float" office:value="52387.580161476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310" calcext:value-type="float">
            <text:p>310</text:p>
          </table:table-cell>
          <table:table-cell table:style-name="ce73" office:value-type="string" calcext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 calcext:value-type="float">
            <text:p>1944</text:p>
          </table:table-cell>
          <table:table-cell table:style-name="ce6" office:value-type="string" calcext:value-type="string">
            <text:p>GWR Modified Hall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21" calcext:value-type="float">
            <text:p>121</text:p>
          </table:table-cell>
          <table:table-cell table:style-name="ce45" table:formula="of:=[.H193]/[.F193]" office:value-type="float" office:value="318.711956521739" calcext:value-type="float">
            <text:p/>
          </table:table-cell>
          <table:table-cell table:formula="of:=([.H164]/([.D164]*[.C164])*([.C193]*[.D193])*[.E193])/[.E164]" office:value-type="float" office:value="38564.146739130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95" calcext:value-type="float">
            <text:p>29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LMS Fairburn 4P Tank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1365" calcext:value-type="float">
            <text:p>136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109" calcext:value-type="float">
            <text:p>109</text:p>
          </table:table-cell>
          <table:table-cell table:style-name="ce45" table:formula="of:=[.H194]/[.F194]" office:value-type="float" office:value="323.175518237516" calcext:value-type="float">
            <text:p/>
          </table:table-cell>
          <table:table-cell table:formula="of:=([.H199]/([.D199]*[.C199])*([.C194]*[.D194])*[.E194])/[.E199]" office:value-type="float" office:value="35226.1314878893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3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SR West Country Class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2120" calcext:value-type="float">
            <text:p>2120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37" calcext:value-type="float">
            <text:p>137</text:p>
          </table:table-cell>
          <table:table-cell table:style-name="ce45" table:formula="of:=[.H195]/[.F195]" office:value-type="float" office:value="470.728197542543" calcext:value-type="float">
            <text:p/>
          </table:table-cell>
          <table:table-cell table:formula="of:=([.H207]/([.D207]*[.C207])*([.C195]*[.D195])*[.E195])/[.E207]" office:value-type="float" office:value="64489.763063328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545" calcext:value-type="float">
            <text:p>545</text:p>
          </table:table-cell>
          <table:table-cell table:style-name="ce73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GWR Hawksworth County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1715" calcext:value-type="float">
            <text:p>1715</text:p>
          </table:table-cell>
          <table:table-cell table:style-name="ce8" office:value-type="float" office:value="280" calcext:value-type="float">
            <text:p>280</text:p>
          </table:table-cell>
          <table:table-cell table:style-name="ce40" office:value-type="float" office:value="145" calcext:value-type="float">
            <text:p>145</text:p>
          </table:table-cell>
          <table:table-cell table:style-name="ce45" table:formula="of:=[.H196]/[.F196]" office:value-type="float" office:value="440.357504585147" calcext:value-type="float">
            <text:p/>
          </table:table-cell>
          <table:table-cell table:formula="of:=([.H184]/([.D184]*[.C184])*([.C196]*[.D196])*[.E196])/[.E184]" office:value-type="float" office:value="63851.8381648463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65" calcext:value-type="float">
            <text:p>265</text:p>
          </table:table-cell>
          <table:table-cell table:style-name="ce73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LMS Ivatt 2P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025" calcext:value-type="float">
            <text:p>1025</text:p>
          </table:table-cell>
          <table:table-cell table:style-name="ce8" office:value-type="float" office:value="200" calcext:value-type="float">
            <text:p>200</text:p>
          </table:table-cell>
          <table:table-cell table:style-name="ce40" office:value-type="float" office:value="77" calcext:value-type="float">
            <text:p>77</text:p>
          </table:table-cell>
          <table:table-cell table:style-name="ce45" table:formula="of:=[.H197]/[.F197]" office:value-type="float" office:value="229.02040673667" calcext:value-type="float">
            <text:p/>
          </table:table-cell>
          <table:table-cell table:formula="of:=([.H199]/([.D199]*[.C199])*([.C197]*[.D197])*[.E197])/[.E199]" office:value-type="float" office:value="17634.5713187236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135" calcext:value-type="float">
            <text:p>135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 calcext:value-type="float">
            <text:p>1947</text:p>
          </table:table-cell>
          <table:table-cell table:style-name="ce6" office:value-type="string" calcext:value-type="string">
            <text:p>LMS Ivatt 4F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220" calcext:value-type="float">
            <text:p>1220</text:p>
          </table:table-cell>
          <table:table-cell table:style-name="ce8" office:value-type="float" office:value="225" calcext:value-type="float">
            <text:p>225</text:p>
          </table:table-cell>
          <table:table-cell table:style-name="ce40" office:value-type="float" office:value="108" calcext:value-type="float">
            <text:p>108</text:p>
          </table:table-cell>
          <table:table-cell table:style-name="ce45" table:formula="of:=[.H198]/[.F198]" office:value-type="float" office:value="279.373346433708" calcext:value-type="float">
            <text:p/>
          </table:table-cell>
          <table:table-cell table:formula="of:=([.H199]/([.D199]*[.C199])*([.C198]*[.D198])*[.E198])/[.E199]" office:value-type="float" office:value="30172.3214148404" calcext:value-type="float">
            <text:p/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245" calcext:value-type="float">
            <text:p>245</text:p>
          </table:table-cell>
          <table:table-cell table:style-name="ce74" office:value-type="string" calcext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style-name="ce4" office:value-type="string" calcext:value-type="string">
            <text:p>BR 4MT 4-6-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25" calcext:value-type="float">
            <text:p>225</text:p>
          </table:table-cell>
          <table:table-cell table:style-name="ce30" office:value-type="float" office:value="114" calcext:value-type="float">
            <text:p>114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table:formula="of:=[.G199]*[.F199]" office:value-type="float" office:value="41952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2" office:value-type="string" calcext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7MT “Britannia”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43" calcext:value-type="float">
            <text:p>143</text:p>
          </table:table-cell>
          <table:table-cell table:style-name="ce52" table:formula="of:=[.H200]/[.F200]" office:value-type="float" office:value="747.379515109565" calcext:value-type="float">
            <text:p/>
          </table:table-cell>
          <table:table-cell table:style-name="ce51" table:formula="of:=([.H181]/([.D181]*[.C181])*([.C200]*[.D200])*[.E200])/[.E181]" office:value-type="float" office:value="106875.270660668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4" calcext:value-type="float">
            <text:p>674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5MT</text:p>
          </table:table-cell>
          <table:table-cell table:style-name="ce6" office:value-type="float" office:value="28.7" calcext:value-type="float">
            <text:p>28.7</text:p>
          </table:table-cell>
          <table:table-cell table:style-name="ce6" table:formula="of:=1479+171" office:value-type="float" office:value="1650" calcext:value-type="float">
            <text:p/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6" calcext:value-type="float">
            <text:p>116</text:p>
          </table:table-cell>
          <table:table-cell table:style-name="ce52" table:formula="of:=[.H201]/[.F201]" office:value-type="float" office:value="438.96400588633" calcext:value-type="float">
            <text:p/>
          </table:table-cell>
          <table:table-cell table:style-name="ce51" table:formula="of:=([.H199]/([.D199]*[.C199])*([.C201]*[.D201])*[.E201])/[.E199]" office:value-type="float" office:value="50919.8246828143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58" calcext:value-type="float">
            <text:p>358</text:p>
          </table:table-cell>
          <table:table-cell table:style-name="ce64" office:value-type="string" calcext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Tank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table:formula="of:=1223+143" office:value-type="float" office:value="1366" calcext:value-type="float">
            <text:p/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11" calcext:value-type="float">
            <text:p>111</text:p>
          </table:table-cell>
          <table:table-cell table:style-name="ce52" table:formula="of:=[.H202]/[.F202]" office:value-type="float" office:value="353.313344347808" calcext:value-type="float">
            <text:p/>
          </table:table-cell>
          <table:table-cell table:style-name="ce51" table:formula="of:=([.H199]/([.D199]*[.C199])*([.C202]*[.D202])*[.E202])/[.E199]" office:value-type="float" office:value="39217.781222606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0" calcext:value-type="float">
            <text:p>240</text:p>
          </table:table-cell>
          <table:table-cell table:style-name="ce64" office:value-type="string" calcext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4MT 2-6-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75+131" office:value-type="float" office:value="1206" calcext:value-type="float">
            <text:p/>
          </table:table-cell>
          <table:table-cell table:style-name="ce6" office:value-type="float" office:value="225" calcext:value-type="float">
            <text:p>225</text:p>
          </table:table-cell>
          <table:table-cell table:style-name="ce35" office:value-type="float" office:value="108" calcext:value-type="float">
            <text:p>108</text:p>
          </table:table-cell>
          <table:table-cell table:style-name="ce52" table:formula="of:=[.H203]/[.F203]" office:value-type="float" office:value="276.167422786108" calcext:value-type="float">
            <text:p/>
          </table:table-cell>
          <table:table-cell table:style-name="ce51" table:formula="of:=([.H199]/([.D199]*[.C199])*([.C203]*[.D203])*[.E203])/[.E199]" office:value-type="float" office:value="29826.081660899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7" calcext:value-type="float">
            <text:p>247</text:p>
          </table:table-cell>
          <table:table-cell table:style-name="ce64" office:value-type="string" calcext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2MT Tank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table:formula="of:=101+924" office:value-type="float" office:value="1025" calcext:value-type="float">
            <text:p/>
          </table:table-cell>
          <table:table-cell table:style-name="ce6" office:value-type="float" office:value="200" calcext:value-type="float">
            <text:p>200</text:p>
          </table:table-cell>
          <table:table-cell table:style-name="ce35" office:value-type="float" office:value="82" calcext:value-type="float">
            <text:p>82</text:p>
          </table:table-cell>
          <table:table-cell table:style-name="ce52" table:formula="of:=[.H204]/[.F204]" office:value-type="float" office:value="209.081977017386" calcext:value-type="float">
            <text:p/>
          </table:table-cell>
          <table:table-cell table:style-name="ce51" table:formula="of:=([.H199]/([.D199]*[.C199])*([.C204]*[.D204])*[.E204])/[.E199]" office:value-type="float" office:value="17144.7221154257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24" calcext:value-type="float">
            <text:p>124</text:p>
          </table:table-cell>
          <table:table-cell table:style-name="ce64" office:value-type="string" calcext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250" calcext:value-type="float">
            <text:p>250</text:p>
          </table:table-cell>
          <table:table-cell table:style-name="ce35" office:value-type="float" office:value="174" calcext:value-type="float">
            <text:p>174</text:p>
          </table:table-cell>
          <table:table-cell table:style-name="ce52" table:formula="of:=[.H205]/[.F205]" office:value-type="float" office:value="766.596523435921" calcext:value-type="float">
            <text:p/>
          </table:table-cell>
          <table:table-cell table:style-name="ce51" table:formula="of:=([.H178]/([.D178]*[.C178])*([.C205]*[.D205])*[.E205])/[.E178]" office:value-type="float" office:value="133387.79507785" calcext:value-type="float">
            <text:p/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4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2" table:formula="of:=[.H206]/[.F206]" office:value-type="float" office:value="500.660167724457" calcext:value-type="float">
            <text:p/>
          </table:table-cell>
          <table:table-cell table:style-name="ce51" table:formula="of:=([.H178]/([.D178]*[.C178])*([.C206]*[.D206])*[.E206])/[.E178]" office:value-type="float" office:value="88116.1895195044" calcext:value-type="float">
            <text:p/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table:style-name="ce4" office:value-type="string" calcext:value-type="string">
            <text:p>SR Rebuilt “Merchant Navy”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250" calcext:value-type="float">
            <text:p>250</text:p>
          </table:table-cell>
          <table:table-cell table:style-name="ce30" office:value-type="float" office:value="149" calcext:value-type="float">
            <text:p>149</text:p>
          </table:table-cell>
          <table:table-cell table:style-name="ce43" office:value-type="float" office:value="570" calcext:value-type="float">
            <text:p>570</text:p>
          </table:table-cell>
          <table:table-cell table:style-name="ce43" table:formula="of:=[.G207]*[.F207]" office:value-type="float" office:value="84930" calcext:value-type="float">
            <text:p/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2" calcext:value-type="float">
            <text:p>612</text:p>
          </table:table-cell>
          <table:table-cell table:style-name="ce62" office:value-type="string" calcext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4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2" table:formula="of:=[.H208]/[.F208]" office:value-type="float" office:value="471.211075931504" calcext:value-type="float">
            <text:p/>
          </table:table-cell>
          <table:table-cell table:style-name="ce51" table:formula="of:=([.H207]/([.D207]*[.C207])*([.C208]*[.D208])*[.E208])/[.E207]" office:value-type="float" office:value="57958.962339575" calcext:value-type="float">
            <text:p/>
          </table:table-cell>
          <table:table-cell office:value-type="string" calcext:value-type="string">
            <text:p>N</text:p>
          </table:table-cell>
          <table:table-cell table:style-name="ce14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2">
          <table:table-cell table:style-name="Default" table:number-columns-repeated="1024"/>
        </table:table-row>
        <table:table-row table:style-name="ro2" table:number-rows-repeated="10483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 style:data-style-name="N2" text:time-value="14:01:15.2514325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4-06-01T00:05:02.729179624</dc:date>
    <meta:editing-duration>P14DT10H52M56S</meta:editing-duration>
    <meta:editing-cycles>840</meta:editing-cycles>
    <meta:generator>LibreOffice/4.2.3.3$Linux_x86 LibreOffice_project/420m0$Build-3</meta:generator>
    <dc:creator>James Petts</dc:creator>
    <meta:document-statistic meta:table-count="3" meta:cell-count="2455" meta:object-count="0"/>
  </office:meta>
</office:document-meta>
</file>